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vertical-align="bottom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02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 office:value-type="string" calcext:value-type="string">
            <text:p>count ok</text:p>
          </table:table-cell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3:.M3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4:.M4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5:.M5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6:.M6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7:.M7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10:.M10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11:.M11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2:.M12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3:.M1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4:.M14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formula="of:=COUNTIF([.B17:.M17];&quot;ok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18:.M18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9:.M19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20:.M20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21:.M21];&quot;ok&quot;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05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table:style-name="ce2" office:value-type="string" calcext:value-type="string">
            <text:p>mover</text:p>
          </table:table-cell>
          <table:table-cell table:style-name="ce3"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24:.M24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6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25:.M25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26:.M26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formula="of:=COUNTIF([.B27:.M27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28:.M28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08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31:.M31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2"/>
          <table:table-cell table:formula="of:=COUNTIF([.B32:.M32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33:.M3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8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34:.M34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35:.M35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38:.M38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39:.M39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40:.M40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41:.M41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42:.M42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45:.M45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46:.M46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47:.M47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8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48:.M48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49:.M49];&quot;ok&quot;)"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8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formula="of:=COUNTIF([.B52:.M52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53:.M5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54:.M54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55:.M55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8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56:.M56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59:.M59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60:.M60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61:.M61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/>
          <table:table-cell table:formula="of:=COUNTIF([.B62:.M62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63:.M63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  <table:table-cell table:formula="of:=COUNTIF([.B66:.M66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67:.M67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68:.M68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69:.M69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70:.M70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formula="of:=COUNTIF([.B73:.M73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6"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  <table:table-cell table:formula="of:=COUNTIF([.B74:.M74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75:.M75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/>
          <table:table-cell table:formula="of:=COUNTIF([.B76:.M76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77:.M77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80:.M80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81:.M81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82:.M82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83:.M8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84:.M84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4"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87:.M87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88:.M88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89:.M89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90:.M90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91:.M91];&quot;ok&quot;)"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94:.M94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95:.M95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96:.M96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97:.M97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98:.M98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formula="of:=COUNTIF([.B101:.M101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/>
          <table:table-cell table:formula="of:=COUNTIF([.B102:.M102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03:.M10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04:.M104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8" office:value-type="string" calcext:value-type="string">
            <text:p>ok</text:p>
          </table:table-cell>
          <table:table-cell table:number-columns-repeated="2"/>
          <table:table-cell table:formula="of:=COUNTIF([.B105:.M105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108:.M108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/>
          <table:table-cell table:formula="of:=COUNTIF([.B109:.M109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10:.M110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/>
          <table:table-cell table:formula="of:=COUNTIF([.B111:.M111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/>
          <table:table-cell table:formula="of:=COUNTIF([.B112:.M112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115:.M115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8" office:value-type="string" calcext:value-type="string">
            <text:p>ok</text:p>
          </table:table-cell>
          <table:table-cell table:number-columns-repeated="2"/>
          <table:table-cell table:formula="of:=COUNTIF([.B116:.M116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8" office:value-type="string" calcext:value-type="string">
            <text:p>ok</text:p>
          </table:table-cell>
          <table:table-cell table:number-columns-repeated="2"/>
          <table:table-cell table:formula="of:=COUNTIF([.B117:.M117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118:.M118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19:.M119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/>
          <table:table-cell table:formula="of:=COUNTIF([.B122:.M122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123:.M123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formula="of:=COUNTIF([.B124:.M124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25:.M125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26:.M126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5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129:.M129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30:.M130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31:.M131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32:.M132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33:.M133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6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36:.M136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  <table:table-cell table:formula="of:=COUNTIF([.B137:.M137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138:.M138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139:.M139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40:.M140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7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 table:formula="of:=COUNTIF([.B142:.M142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formula="of:=COUNTIF([.B143:.M143];&quot;ok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  <table:table-cell table:formula="of:=COUNTIF([.B144:.M144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145:.M145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formula="of:=COUNTIF([.B146:.M146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147:.M147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8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/>
          <table:table-cell table:formula="of:=COUNTIF([.B150:.M150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51:.M151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52:.M152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53:.M15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/>
          <table:table-cell table:formula="of:=COUNTIF([.B154:.M154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mma</text:p>
          </table:table-cell>
        </table:table-row>
        <table:table-row table:style-name="ro1">
          <table:table-cell table:style-name="ce15" office:value-type="string" calcext:value-type="string">
            <text:p>count ok</text:p>
          </table:table-cell>
          <table:table-cell table:style-name="ce7" table:formula="of:=COUNTIF([.B1:.B154];&quot;=ok&quot;)" office:value-type="float" office:value="98" calcext:value-type="float">
            <text:p>98</text:p>
          </table:table-cell>
          <table:table-cell table:style-name="ce7" table:formula="of:=COUNTIF([.C1:.C154];&quot;=ok&quot;)" office:value-type="float" office:value="95" calcext:value-type="float">
            <text:p>95</text:p>
          </table:table-cell>
          <table:table-cell table:style-name="ce7" table:formula="of:=COUNTIF([.D1:.D154];&quot;=ok&quot;)" office:value-type="float" office:value="97" calcext:value-type="float">
            <text:p>97</text:p>
          </table:table-cell>
          <table:table-cell table:style-name="ce7" table:formula="of:=COUNTIF([.E1:.E154];&quot;=ok&quot;)" office:value-type="float" office:value="90" calcext:value-type="float">
            <text:p>90</text:p>
          </table:table-cell>
          <table:table-cell table:style-name="ce7" table:formula="of:=COUNTIF([.F1:.F154];&quot;=ok&quot;)" office:value-type="float" office:value="84" calcext:value-type="float">
            <text:p>84</text:p>
          </table:table-cell>
          <table:table-cell table:style-name="ce7" table:formula="of:=COUNTIF([.G1:.G154];&quot;=ok&quot;)" office:value-type="float" office:value="77" calcext:value-type="float">
            <text:p>77</text:p>
          </table:table-cell>
          <table:table-cell table:style-name="ce7" table:formula="of:=COUNTIF([.H1:.H154];&quot;=ok&quot;)" office:value-type="float" office:value="87" calcext:value-type="float">
            <text:p>87</text:p>
          </table:table-cell>
          <table:table-cell table:style-name="ce7" table:formula="of:=COUNTIF([.I1:.I154];&quot;=ok&quot;)" office:value-type="float" office:value="87" calcext:value-type="float">
            <text:p>87</text:p>
          </table:table-cell>
          <table:table-cell table:style-name="ce7" table:formula="of:=COUNTIF([.J1:.J154];&quot;=ok&quot;)" office:value-type="float" office:value="80" calcext:value-type="float">
            <text:p>80</text:p>
          </table:table-cell>
          <table:table-cell table:style-name="ce7" table:formula="of:=COUNTIF([.K1:.K154];&quot;=ok&quot;)" office:value-type="float" office:value="82" calcext:value-type="float">
            <text:p>82</text:p>
          </table:table-cell>
          <table:table-cell table:style-name="ce7" table:formula="of:=COUNTIF([.L1:.L154];&quot;=ok&quot;)" office:value-type="float" office:value="0" calcext:value-type="float">
            <text:p>0</text:p>
          </table:table-cell>
          <table:table-cell table:style-name="ce7" table:formula="of:=COUNTIF([.M1:.M154];&quot;=ok&quot;)" office:value-type="float" office:value="0" calcext:value-type="float">
            <text:p>0</text:p>
          </table:table-cell>
          <table:table-cell table:style-name="ce15" table:formula="of:=SUM([.B156:.M156])" office:value-type="float" office:value="877" calcext:value-type="float">
            <text:p>877</text:p>
          </table:table-cell>
        </table:table-row>
        <table:table-row table:style-name="ro1">
          <table:table-cell table:style-name="ce16" office:value-type="string" calcext:value-type="string">
            <text:p>count no</text:p>
          </table:table-cell>
          <table:table-cell table:style-name="ce8" table:formula="of:=COUNTIF([.B1:.B154];&quot;no&quot;)" office:value-type="float" office:value="12" calcext:value-type="float">
            <text:p>12</text:p>
          </table:table-cell>
          <table:table-cell table:style-name="ce8" table:formula="of:=COUNTIF([.C1:.C154];&quot;no&quot;)" office:value-type="float" office:value="15" calcext:value-type="float">
            <text:p>15</text:p>
          </table:table-cell>
          <table:table-cell table:style-name="ce8" table:formula="of:=COUNTIF([.D1:.D154];&quot;no&quot;)" office:value-type="float" office:value="13" calcext:value-type="float">
            <text:p>13</text:p>
          </table:table-cell>
          <table:table-cell table:style-name="ce8" table:formula="of:=COUNTIF([.E1:.E154];&quot;no&quot;)" office:value-type="float" office:value="20" calcext:value-type="float">
            <text:p>20</text:p>
          </table:table-cell>
          <table:table-cell table:style-name="ce8" table:formula="of:=COUNTIF([.F1:.F154];&quot;no&quot;)" office:value-type="float" office:value="26" calcext:value-type="float">
            <text:p>26</text:p>
          </table:table-cell>
          <table:table-cell table:style-name="ce8" table:formula="of:=COUNTIF([.G1:.G154];&quot;no&quot;)" office:value-type="float" office:value="33" calcext:value-type="float">
            <text:p>33</text:p>
          </table:table-cell>
          <table:table-cell table:style-name="ce8" table:formula="of:=COUNTIF([.H1:.H154];&quot;no&quot;)" office:value-type="float" office:value="23" calcext:value-type="float">
            <text:p>23</text:p>
          </table:table-cell>
          <table:table-cell table:style-name="ce8" table:formula="of:=COUNTIF([.I1:.I154];&quot;no&quot;)" office:value-type="float" office:value="23" calcext:value-type="float">
            <text:p>23</text:p>
          </table:table-cell>
          <table:table-cell table:style-name="ce8" table:formula="of:=COUNTIF([.J1:.J154];&quot;no&quot;)" office:value-type="float" office:value="30" calcext:value-type="float">
            <text:p>30</text:p>
          </table:table-cell>
          <table:table-cell table:style-name="ce8" table:formula="of:=COUNTIF([.K1:.K154];&quot;no&quot;)" office:value-type="float" office:value="28" calcext:value-type="float">
            <text:p>28</text:p>
          </table:table-cell>
          <table:table-cell table:style-name="ce8" table:formula="of:=COUNTIF([.L1:.L154];&quot;no&quot;)" office:value-type="float" office:value="0" calcext:value-type="float">
            <text:p>0</text:p>
          </table:table-cell>
          <table:table-cell table:style-name="ce8" table:formula="of:=COUNTIF([.M1:.M154];&quot;no&quot;)" office:value-type="float" office:value="0" calcext:value-type="float">
            <text:p>0</text:p>
          </table:table-cell>
          <table:table-cell table:style-name="ce16" table:formula="of:=SUM([.B157:.M157])" office:value-type="float" office:value="223" calcext:value-type="float">
            <text:p>22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5" office:value-type="string" calcext:value-type="string">
            <text:p>count ok 1</text:p>
          </table:table-cell>
          <table:table-cell table:style-name="ce9" table:formula="of:=([.B150]=&quot;ok&quot;)+([.B143]=&quot;ok&quot;)+([.B136]=&quot;ok&quot;)+([.B129]=&quot;ok&quot;)+([.B122]=&quot;ok&quot;)+([.B115]=&quot;ok&quot;)+([.B108]=&quot;ok&quot;)+([.B101]=&quot;ok&quot;)+([.B94]=&quot;ok&quot;)+([.B87]=&quot;ok&quot;)+([.B80]=&quot;ok&quot;)+([.B73]=&quot;ok&quot;)+([.B66]=&quot;ok&quot;)+([.B59]=&quot;ok&quot;)+([.B52]=&quot;ok&quot;)+([.B45]=&quot;ok&quot;)+([.B38]=&quot;ok&quot;)+([.B31]=&quot;ok&quot;)+([.B24]=&quot;ok&quot;)+([.B17]=&quot;ok&quot;)+([.B10]=&quot;ok&quot;)+([.B3]=&quot;ok&quot;)" office:value-type="float" office:value="16" calcext:value-type="float">
            <text:p>16</text:p>
          </table:table-cell>
          <table:table-cell table:style-name="ce9" table:formula="of:=([.C150]=&quot;ok&quot;)+([.C143]=&quot;ok&quot;)+([.C136]=&quot;ok&quot;)+([.C129]=&quot;ok&quot;)+([.C122]=&quot;ok&quot;)+([.C115]=&quot;ok&quot;)+([.C108]=&quot;ok&quot;)+([.C101]=&quot;ok&quot;)+([.C94]=&quot;ok&quot;)+([.C87]=&quot;ok&quot;)+([.C80]=&quot;ok&quot;)+([.C73]=&quot;ok&quot;)+([.C66]=&quot;ok&quot;)+([.C59]=&quot;ok&quot;)+([.C52]=&quot;ok&quot;)+([.C45]=&quot;ok&quot;)+([.C38]=&quot;ok&quot;)+([.C31]=&quot;ok&quot;)+([.C24]=&quot;ok&quot;)+([.C17]=&quot;ok&quot;)+([.C10]=&quot;ok&quot;)+([.C3]=&quot;ok&quot;)" office:value-type="float" office:value="17" calcext:value-type="float">
            <text:p>17</text:p>
          </table:table-cell>
          <table:table-cell table:style-name="ce9" table:formula="of:=([.D150]=&quot;ok&quot;)+([.D143]=&quot;ok&quot;)+([.D136]=&quot;ok&quot;)+([.D129]=&quot;ok&quot;)+([.D122]=&quot;ok&quot;)+([.D115]=&quot;ok&quot;)+([.D108]=&quot;ok&quot;)+([.D101]=&quot;ok&quot;)+([.D94]=&quot;ok&quot;)+([.D87]=&quot;ok&quot;)+([.D80]=&quot;ok&quot;)+([.D73]=&quot;ok&quot;)+([.D66]=&quot;ok&quot;)+([.D59]=&quot;ok&quot;)+([.D52]=&quot;ok&quot;)+([.D45]=&quot;ok&quot;)+([.D38]=&quot;ok&quot;)+([.D31]=&quot;ok&quot;)+([.D24]=&quot;ok&quot;)+([.D17]=&quot;ok&quot;)+([.D10]=&quot;ok&quot;)+([.D3]=&quot;ok&quot;)" office:value-type="float" office:value="20" calcext:value-type="float">
            <text:p>20</text:p>
          </table:table-cell>
          <table:table-cell table:style-name="ce9" table:formula="of:=([.E150]=&quot;ok&quot;)+([.E143]=&quot;ok&quot;)+([.E136]=&quot;ok&quot;)+([.E129]=&quot;ok&quot;)+([.E122]=&quot;ok&quot;)+([.E115]=&quot;ok&quot;)+([.E108]=&quot;ok&quot;)+([.E101]=&quot;ok&quot;)+([.E94]=&quot;ok&quot;)+([.E87]=&quot;ok&quot;)+([.E80]=&quot;ok&quot;)+([.E73]=&quot;ok&quot;)+([.E66]=&quot;ok&quot;)+([.E59]=&quot;ok&quot;)+([.E52]=&quot;ok&quot;)+([.E45]=&quot;ok&quot;)+([.E38]=&quot;ok&quot;)+([.E31]=&quot;ok&quot;)+([.E24]=&quot;ok&quot;)+([.E17]=&quot;ok&quot;)+([.E10]=&quot;ok&quot;)+([.E3]=&quot;ok&quot;)" office:value-type="float" office:value="15" calcext:value-type="float">
            <text:p>15</text:p>
          </table:table-cell>
          <table:table-cell table:style-name="ce9" table:formula="of:=([.F150]=&quot;ok&quot;)+([.F143]=&quot;ok&quot;)+([.F136]=&quot;ok&quot;)+([.F129]=&quot;ok&quot;)+([.F122]=&quot;ok&quot;)+([.F115]=&quot;ok&quot;)+([.F108]=&quot;ok&quot;)+([.F101]=&quot;ok&quot;)+([.F94]=&quot;ok&quot;)+([.F87]=&quot;ok&quot;)+([.F80]=&quot;ok&quot;)+([.F73]=&quot;ok&quot;)+([.F66]=&quot;ok&quot;)+([.F59]=&quot;ok&quot;)+([.F52]=&quot;ok&quot;)+([.F45]=&quot;ok&quot;)+([.F38]=&quot;ok&quot;)+([.F31]=&quot;ok&quot;)+([.F24]=&quot;ok&quot;)+([.F17]=&quot;ok&quot;)+([.F10]=&quot;ok&quot;)+([.F3]=&quot;ok&quot;)" office:value-type="float" office:value="13" calcext:value-type="float">
            <text:p>13</text:p>
          </table:table-cell>
          <table:table-cell table:style-name="ce9" table:formula="of:=([.G150]=&quot;ok&quot;)+([.G143]=&quot;ok&quot;)+([.G136]=&quot;ok&quot;)+([.G129]=&quot;ok&quot;)+([.G122]=&quot;ok&quot;)+([.G115]=&quot;ok&quot;)+([.G108]=&quot;ok&quot;)+([.G101]=&quot;ok&quot;)+([.G94]=&quot;ok&quot;)+([.G87]=&quot;ok&quot;)+([.G80]=&quot;ok&quot;)+([.G73]=&quot;ok&quot;)+([.G66]=&quot;ok&quot;)+([.G59]=&quot;ok&quot;)+([.G52]=&quot;ok&quot;)+([.G45]=&quot;ok&quot;)+([.G38]=&quot;ok&quot;)+([.G31]=&quot;ok&quot;)+([.G24]=&quot;ok&quot;)+([.G17]=&quot;ok&quot;)+([.G10]=&quot;ok&quot;)+([.G3]=&quot;ok&quot;)" office:value-type="float" office:value="12" calcext:value-type="float">
            <text:p>12</text:p>
          </table:table-cell>
          <table:table-cell table:style-name="ce9" table:formula="of:=([.H150]=&quot;ok&quot;)+([.H143]=&quot;ok&quot;)+([.H136]=&quot;ok&quot;)+([.H129]=&quot;ok&quot;)+([.H122]=&quot;ok&quot;)+([.H115]=&quot;ok&quot;)+([.H108]=&quot;ok&quot;)+([.H101]=&quot;ok&quot;)+([.H94]=&quot;ok&quot;)+([.H87]=&quot;ok&quot;)+([.H80]=&quot;ok&quot;)+([.H73]=&quot;ok&quot;)+([.H66]=&quot;ok&quot;)+([.H59]=&quot;ok&quot;)+([.H52]=&quot;ok&quot;)+([.H45]=&quot;ok&quot;)+([.H38]=&quot;ok&quot;)+([.H31]=&quot;ok&quot;)+([.H24]=&quot;ok&quot;)+([.H17]=&quot;ok&quot;)+([.H10]=&quot;ok&quot;)+([.H3]=&quot;ok&quot;)" office:value-type="float" office:value="12" calcext:value-type="float">
            <text:p>12</text:p>
          </table:table-cell>
          <table:table-cell table:style-name="ce9" table:formula="of:=([.I150]=&quot;ok&quot;)+([.I143]=&quot;ok&quot;)+([.I136]=&quot;ok&quot;)+([.I129]=&quot;ok&quot;)+([.I122]=&quot;ok&quot;)+([.I115]=&quot;ok&quot;)+([.I108]=&quot;ok&quot;)+([.I101]=&quot;ok&quot;)+([.I94]=&quot;ok&quot;)+([.I87]=&quot;ok&quot;)+([.I80]=&quot;ok&quot;)+([.I73]=&quot;ok&quot;)+([.I66]=&quot;ok&quot;)+([.I59]=&quot;ok&quot;)+([.I52]=&quot;ok&quot;)+([.I45]=&quot;ok&quot;)+([.I38]=&quot;ok&quot;)+([.I31]=&quot;ok&quot;)+([.I24]=&quot;ok&quot;)+([.I17]=&quot;ok&quot;)+([.I10]=&quot;ok&quot;)+([.I3]=&quot;ok&quot;)" office:value-type="float" office:value="12" calcext:value-type="float">
            <text:p>12</text:p>
          </table:table-cell>
          <table:table-cell table:style-name="ce9" table:formula="of:=([.J150]=&quot;ok&quot;)+([.J143]=&quot;ok&quot;)+([.J136]=&quot;ok&quot;)+([.J129]=&quot;ok&quot;)+([.J122]=&quot;ok&quot;)+([.J115]=&quot;ok&quot;)+([.J108]=&quot;ok&quot;)+([.J101]=&quot;ok&quot;)+([.J94]=&quot;ok&quot;)+([.J87]=&quot;ok&quot;)+([.J80]=&quot;ok&quot;)+([.J73]=&quot;ok&quot;)+([.J66]=&quot;ok&quot;)+([.J59]=&quot;ok&quot;)+([.J52]=&quot;ok&quot;)+([.J45]=&quot;ok&quot;)+([.J38]=&quot;ok&quot;)+([.J31]=&quot;ok&quot;)+([.J24]=&quot;ok&quot;)+([.J17]=&quot;ok&quot;)+([.J10]=&quot;ok&quot;)+([.J3]=&quot;ok&quot;)" office:value-type="float" office:value="12" calcext:value-type="float">
            <text:p>12</text:p>
          </table:table-cell>
          <table:table-cell table:style-name="ce9" table:formula="of:=([.K150]=&quot;ok&quot;)+([.K143]=&quot;ok&quot;)+([.K136]=&quot;ok&quot;)+([.K129]=&quot;ok&quot;)+([.K122]=&quot;ok&quot;)+([.K115]=&quot;ok&quot;)+([.K108]=&quot;ok&quot;)+([.K101]=&quot;ok&quot;)+([.K94]=&quot;ok&quot;)+([.K87]=&quot;ok&quot;)+([.K80]=&quot;ok&quot;)+([.K73]=&quot;ok&quot;)+([.K66]=&quot;ok&quot;)+([.K59]=&quot;ok&quot;)+([.K52]=&quot;ok&quot;)+([.K45]=&quot;ok&quot;)+([.K38]=&quot;ok&quot;)+([.K31]=&quot;ok&quot;)+([.K24]=&quot;ok&quot;)+([.K17]=&quot;ok&quot;)+([.K10]=&quot;ok&quot;)+([.K3]=&quot;ok&quot;)" office:value-type="float" office:value="13" calcext:value-type="float">
            <text:p>13</text:p>
          </table:table-cell>
          <table:table-cell table:style-name="ce9" table:formula="of:=([.L150]=&quot;ok&quot;)+([.L143]=&quot;ok&quot;)+([.L136]=&quot;ok&quot;)+([.L129]=&quot;ok&quot;)+([.L122]=&quot;ok&quot;)+([.L115]=&quot;ok&quot;)+([.L108]=&quot;ok&quot;)+([.L101]=&quot;ok&quot;)+([.L94]=&quot;ok&quot;)+([.L87]=&quot;ok&quot;)+([.L80]=&quot;ok&quot;)+([.L73]=&quot;ok&quot;)+([.L66]=&quot;ok&quot;)+([.L59]=&quot;ok&quot;)+([.L52]=&quot;ok&quot;)+([.L45]=&quot;ok&quot;)+([.L38]=&quot;ok&quot;)+([.L31]=&quot;ok&quot;)+([.L24]=&quot;ok&quot;)+([.L17]=&quot;ok&quot;)+([.L10]=&quot;ok&quot;)+([.L3]=&quot;ok&quot;)" office:value-type="float" office:value="0" calcext:value-type="float">
            <text:p>0</text:p>
          </table:table-cell>
          <table:table-cell table:style-name="ce9" table:formula="of:=([.M150]=&quot;ok&quot;)+([.M143]=&quot;ok&quot;)+([.M136]=&quot;ok&quot;)+([.M129]=&quot;ok&quot;)+([.M122]=&quot;ok&quot;)+([.M115]=&quot;ok&quot;)+([.M108]=&quot;ok&quot;)+([.M101]=&quot;ok&quot;)+([.M94]=&quot;ok&quot;)+([.M87]=&quot;ok&quot;)+([.M80]=&quot;ok&quot;)+([.M73]=&quot;ok&quot;)+([.M66]=&quot;ok&quot;)+([.M59]=&quot;ok&quot;)+([.M52]=&quot;ok&quot;)+([.M45]=&quot;ok&quot;)+([.M38]=&quot;ok&quot;)+([.M31]=&quot;ok&quot;)+([.M24]=&quot;ok&quot;)+([.M17]=&quot;ok&quot;)+([.M10]=&quot;ok&quot;)+([.M3]=&quot;ok&quot;)" office:value-type="float" office:value="0" calcext:value-type="float">
            <text:p>0</text:p>
          </table:table-cell>
          <table:table-cell table:style-name="ce15" table:formula="of:=SUM([.B159:.M159])" office:value-type="float" office:value="142" calcext:value-type="float">
            <text:p>142</text:p>
          </table:table-cell>
        </table:table-row>
        <table:table-row table:style-name="ro1">
          <table:table-cell table:style-name="ce17" office:value-type="string" calcext:value-type="string">
            <text:p>count ok 2</text:p>
          </table:table-cell>
          <table:table-cell table:style-name="ce1" table:formula="of:=([.B151]=&quot;ok&quot;)+([.B144]=&quot;ok&quot;)+([.B137]=&quot;ok&quot;)+([.B130]=&quot;ok&quot;)+([.B123]=&quot;ok&quot;)+([.B116]=&quot;ok&quot;)+([.B109]=&quot;ok&quot;)+([.B102]=&quot;ok&quot;)+([.B95]=&quot;ok&quot;)+([.B88]=&quot;ok&quot;)+([.B81]=&quot;ok&quot;)+([.B74]=&quot;ok&quot;)+([.B67]=&quot;ok&quot;)+([.B60]=&quot;ok&quot;)+([.B53]=&quot;ok&quot;)+([.B46]=&quot;ok&quot;)+([.B39]=&quot;ok&quot;)+([.B32]=&quot;ok&quot;)+([.B25]=&quot;ok&quot;)+([.B18]=&quot;ok&quot;)+([.B11]=&quot;ok&quot;)+([.B4]=&quot;ok&quot;)" office:value-type="float" office:value="21" calcext:value-type="float">
            <text:p>21</text:p>
          </table:table-cell>
          <table:table-cell table:style-name="ce1" table:formula="of:=([.C151]=&quot;ok&quot;)+([.C144]=&quot;ok&quot;)+([.C137]=&quot;ok&quot;)+([.C130]=&quot;ok&quot;)+([.C123]=&quot;ok&quot;)+([.C116]=&quot;ok&quot;)+([.C109]=&quot;ok&quot;)+([.C102]=&quot;ok&quot;)+([.C95]=&quot;ok&quot;)+([.C88]=&quot;ok&quot;)+([.C81]=&quot;ok&quot;)+([.C74]=&quot;ok&quot;)+([.C67]=&quot;ok&quot;)+([.C60]=&quot;ok&quot;)+([.C53]=&quot;ok&quot;)+([.C46]=&quot;ok&quot;)+([.C39]=&quot;ok&quot;)+([.C32]=&quot;ok&quot;)+([.C25]=&quot;ok&quot;)+([.C18]=&quot;ok&quot;)+([.C11]=&quot;ok&quot;)+([.C4]=&quot;ok&quot;)" office:value-type="float" office:value="17" calcext:value-type="float">
            <text:p>17</text:p>
          </table:table-cell>
          <table:table-cell table:style-name="ce1" table:formula="of:=([.D151]=&quot;ok&quot;)+([.D144]=&quot;ok&quot;)+([.D137]=&quot;ok&quot;)+([.D130]=&quot;ok&quot;)+([.D123]=&quot;ok&quot;)+([.D116]=&quot;ok&quot;)+([.D109]=&quot;ok&quot;)+([.D102]=&quot;ok&quot;)+([.D95]=&quot;ok&quot;)+([.D88]=&quot;ok&quot;)+([.D81]=&quot;ok&quot;)+([.D74]=&quot;ok&quot;)+([.D67]=&quot;ok&quot;)+([.D60]=&quot;ok&quot;)+([.D53]=&quot;ok&quot;)+([.D46]=&quot;ok&quot;)+([.D39]=&quot;ok&quot;)+([.D32]=&quot;ok&quot;)+([.D25]=&quot;ok&quot;)+([.D18]=&quot;ok&quot;)+([.D11]=&quot;ok&quot;)+([.D4]=&quot;ok&quot;)" office:value-type="float" office:value="18" calcext:value-type="float">
            <text:p>18</text:p>
          </table:table-cell>
          <table:table-cell table:style-name="ce1" table:formula="of:=([.E151]=&quot;ok&quot;)+([.E144]=&quot;ok&quot;)+([.E137]=&quot;ok&quot;)+([.E130]=&quot;ok&quot;)+([.E123]=&quot;ok&quot;)+([.E116]=&quot;ok&quot;)+([.E109]=&quot;ok&quot;)+([.E102]=&quot;ok&quot;)+([.E95]=&quot;ok&quot;)+([.E88]=&quot;ok&quot;)+([.E81]=&quot;ok&quot;)+([.E74]=&quot;ok&quot;)+([.E67]=&quot;ok&quot;)+([.E60]=&quot;ok&quot;)+([.E53]=&quot;ok&quot;)+([.E46]=&quot;ok&quot;)+([.E39]=&quot;ok&quot;)+([.E32]=&quot;ok&quot;)+([.E25]=&quot;ok&quot;)+([.E18]=&quot;ok&quot;)+([.E11]=&quot;ok&quot;)+([.E4]=&quot;ok&quot;)" office:value-type="float" office:value="17" calcext:value-type="float">
            <text:p>17</text:p>
          </table:table-cell>
          <table:table-cell table:style-name="ce1" table:formula="of:=([.F151]=&quot;ok&quot;)+([.F144]=&quot;ok&quot;)+([.F137]=&quot;ok&quot;)+([.F130]=&quot;ok&quot;)+([.F123]=&quot;ok&quot;)+([.F116]=&quot;ok&quot;)+([.F109]=&quot;ok&quot;)+([.F102]=&quot;ok&quot;)+([.F95]=&quot;ok&quot;)+([.F88]=&quot;ok&quot;)+([.F81]=&quot;ok&quot;)+([.F74]=&quot;ok&quot;)+([.F67]=&quot;ok&quot;)+([.F60]=&quot;ok&quot;)+([.F53]=&quot;ok&quot;)+([.F46]=&quot;ok&quot;)+([.F39]=&quot;ok&quot;)+([.F32]=&quot;ok&quot;)+([.F25]=&quot;ok&quot;)+([.F18]=&quot;ok&quot;)+([.F11]=&quot;ok&quot;)+([.F4]=&quot;ok&quot;)" office:value-type="float" office:value="17" calcext:value-type="float">
            <text:p>17</text:p>
          </table:table-cell>
          <table:table-cell table:style-name="ce1" table:formula="of:=([.G151]=&quot;ok&quot;)+([.G144]=&quot;ok&quot;)+([.G137]=&quot;ok&quot;)+([.G130]=&quot;ok&quot;)+([.G123]=&quot;ok&quot;)+([.G116]=&quot;ok&quot;)+([.G109]=&quot;ok&quot;)+([.G102]=&quot;ok&quot;)+([.G95]=&quot;ok&quot;)+([.G88]=&quot;ok&quot;)+([.G81]=&quot;ok&quot;)+([.G74]=&quot;ok&quot;)+([.G67]=&quot;ok&quot;)+([.G60]=&quot;ok&quot;)+([.G53]=&quot;ok&quot;)+([.G46]=&quot;ok&quot;)+([.G39]=&quot;ok&quot;)+([.G32]=&quot;ok&quot;)+([.G25]=&quot;ok&quot;)+([.G18]=&quot;ok&quot;)+([.G11]=&quot;ok&quot;)+([.G4]=&quot;ok&quot;)" office:value-type="float" office:value="16" calcext:value-type="float">
            <text:p>16</text:p>
          </table:table-cell>
          <table:table-cell table:style-name="ce1" table:formula="of:=([.H151]=&quot;ok&quot;)+([.H144]=&quot;ok&quot;)+([.H137]=&quot;ok&quot;)+([.H130]=&quot;ok&quot;)+([.H123]=&quot;ok&quot;)+([.H116]=&quot;ok&quot;)+([.H109]=&quot;ok&quot;)+([.H102]=&quot;ok&quot;)+([.H95]=&quot;ok&quot;)+([.H88]=&quot;ok&quot;)+([.H81]=&quot;ok&quot;)+([.H74]=&quot;ok&quot;)+([.H67]=&quot;ok&quot;)+([.H60]=&quot;ok&quot;)+([.H53]=&quot;ok&quot;)+([.H46]=&quot;ok&quot;)+([.H39]=&quot;ok&quot;)+([.H32]=&quot;ok&quot;)+([.H25]=&quot;ok&quot;)+([.H18]=&quot;ok&quot;)+([.H11]=&quot;ok&quot;)+([.H4]=&quot;ok&quot;)" office:value-type="float" office:value="17" calcext:value-type="float">
            <text:p>17</text:p>
          </table:table-cell>
          <table:table-cell table:style-name="ce1" table:formula="of:=([.I151]=&quot;ok&quot;)+([.I144]=&quot;ok&quot;)+([.I137]=&quot;ok&quot;)+([.I130]=&quot;ok&quot;)+([.I123]=&quot;ok&quot;)+([.I116]=&quot;ok&quot;)+([.I109]=&quot;ok&quot;)+([.I102]=&quot;ok&quot;)+([.I95]=&quot;ok&quot;)+([.I88]=&quot;ok&quot;)+([.I81]=&quot;ok&quot;)+([.I74]=&quot;ok&quot;)+([.I67]=&quot;ok&quot;)+([.I60]=&quot;ok&quot;)+([.I53]=&quot;ok&quot;)+([.I46]=&quot;ok&quot;)+([.I39]=&quot;ok&quot;)+([.I32]=&quot;ok&quot;)+([.I25]=&quot;ok&quot;)+([.I18]=&quot;ok&quot;)+([.I11]=&quot;ok&quot;)+([.I4]=&quot;ok&quot;)" office:value-type="float" office:value="18" calcext:value-type="float">
            <text:p>18</text:p>
          </table:table-cell>
          <table:table-cell table:style-name="ce1" table:formula="of:=([.J151]=&quot;ok&quot;)+([.J144]=&quot;ok&quot;)+([.J137]=&quot;ok&quot;)+([.J130]=&quot;ok&quot;)+([.J123]=&quot;ok&quot;)+([.J116]=&quot;ok&quot;)+([.J109]=&quot;ok&quot;)+([.J102]=&quot;ok&quot;)+([.J95]=&quot;ok&quot;)+([.J88]=&quot;ok&quot;)+([.J81]=&quot;ok&quot;)+([.J74]=&quot;ok&quot;)+([.J67]=&quot;ok&quot;)+([.J60]=&quot;ok&quot;)+([.J53]=&quot;ok&quot;)+([.J46]=&quot;ok&quot;)+([.J39]=&quot;ok&quot;)+([.J32]=&quot;ok&quot;)+([.J25]=&quot;ok&quot;)+([.J18]=&quot;ok&quot;)+([.J11]=&quot;ok&quot;)+([.J4]=&quot;ok&quot;)" office:value-type="float" office:value="16" calcext:value-type="float">
            <text:p>16</text:p>
          </table:table-cell>
          <table:table-cell table:style-name="ce1" table:formula="of:=([.K151]=&quot;ok&quot;)+([.K144]=&quot;ok&quot;)+([.K137]=&quot;ok&quot;)+([.K130]=&quot;ok&quot;)+([.K123]=&quot;ok&quot;)+([.K116]=&quot;ok&quot;)+([.K109]=&quot;ok&quot;)+([.K102]=&quot;ok&quot;)+([.K95]=&quot;ok&quot;)+([.K88]=&quot;ok&quot;)+([.K81]=&quot;ok&quot;)+([.K74]=&quot;ok&quot;)+([.K67]=&quot;ok&quot;)+([.K60]=&quot;ok&quot;)+([.K53]=&quot;ok&quot;)+([.K46]=&quot;ok&quot;)+([.K39]=&quot;ok&quot;)+([.K32]=&quot;ok&quot;)+([.K25]=&quot;ok&quot;)+([.K18]=&quot;ok&quot;)+([.K11]=&quot;ok&quot;)+([.K4]=&quot;ok&quot;)" office:value-type="float" office:value="17" calcext:value-type="float">
            <text:p>17</text:p>
          </table:table-cell>
          <table:table-cell table:style-name="ce1" table:formula="of:=([.L151]=&quot;ok&quot;)+([.L144]=&quot;ok&quot;)+([.L137]=&quot;ok&quot;)+([.L130]=&quot;ok&quot;)+([.L123]=&quot;ok&quot;)+([.L116]=&quot;ok&quot;)+([.L109]=&quot;ok&quot;)+([.L102]=&quot;ok&quot;)+([.L95]=&quot;ok&quot;)+([.L88]=&quot;ok&quot;)+([.L81]=&quot;ok&quot;)+([.L74]=&quot;ok&quot;)+([.L67]=&quot;ok&quot;)+([.L60]=&quot;ok&quot;)+([.L53]=&quot;ok&quot;)+([.L46]=&quot;ok&quot;)+([.L39]=&quot;ok&quot;)+([.L32]=&quot;ok&quot;)+([.L25]=&quot;ok&quot;)+([.L18]=&quot;ok&quot;)+([.L11]=&quot;ok&quot;)+([.L4]=&quot;ok&quot;)" office:value-type="float" office:value="0" calcext:value-type="float">
            <text:p>0</text:p>
          </table:table-cell>
          <table:table-cell table:style-name="ce1" table:formula="of:=([.M151]=&quot;ok&quot;)+([.M144]=&quot;ok&quot;)+([.M137]=&quot;ok&quot;)+([.M130]=&quot;ok&quot;)+([.M123]=&quot;ok&quot;)+([.M116]=&quot;ok&quot;)+([.M109]=&quot;ok&quot;)+([.M102]=&quot;ok&quot;)+([.M95]=&quot;ok&quot;)+([.M88]=&quot;ok&quot;)+([.M81]=&quot;ok&quot;)+([.M74]=&quot;ok&quot;)+([.M67]=&quot;ok&quot;)+([.M60]=&quot;ok&quot;)+([.M53]=&quot;ok&quot;)+([.M46]=&quot;ok&quot;)+([.M39]=&quot;ok&quot;)+([.M32]=&quot;ok&quot;)+([.M25]=&quot;ok&quot;)+([.M18]=&quot;ok&quot;)+([.M11]=&quot;ok&quot;)+([.M4]=&quot;ok&quot;)" office:value-type="float" office:value="0" calcext:value-type="float">
            <text:p>0</text:p>
          </table:table-cell>
          <table:table-cell table:style-name="ce17" table:formula="of:=SUM([.B160:.M160])" office:value-type="float" office:value="174" calcext:value-type="float">
            <text:p>174</text:p>
          </table:table-cell>
        </table:table-row>
        <table:table-row table:style-name="ro1">
          <table:table-cell table:style-name="ce17" office:value-type="string" calcext:value-type="string">
            <text:p>count ok 3</text:p>
          </table:table-cell>
          <table:table-cell table:style-name="ce1" table:formula="of:=([.B152]=&quot;ok&quot;)+([.B145]=&quot;ok&quot;)+([.B138]=&quot;ok&quot;)+([.B131]=&quot;ok&quot;)+([.B124]=&quot;ok&quot;)+([.B117]=&quot;ok&quot;)+([.B110]=&quot;ok&quot;)+([.B103]=&quot;ok&quot;)+([.B96]=&quot;ok&quot;)+([.B89]=&quot;ok&quot;)+([.B82]=&quot;ok&quot;)+([.B75]=&quot;ok&quot;)+([.B68]=&quot;ok&quot;)+([.B61]=&quot;ok&quot;)+([.B54]=&quot;ok&quot;)+([.B47]=&quot;ok&quot;)+([.B40]=&quot;ok&quot;)+([.B33]=&quot;ok&quot;)+([.B26]=&quot;ok&quot;)+([.B19]=&quot;ok&quot;)+([.B12]=&quot;ok&quot;)+([.B5]=&quot;ok&quot;)" office:value-type="float" office:value="20" calcext:value-type="float">
            <text:p>20</text:p>
          </table:table-cell>
          <table:table-cell table:style-name="ce1" table:formula="of:=([.C152]=&quot;ok&quot;)+([.C145]=&quot;ok&quot;)+([.C138]=&quot;ok&quot;)+([.C131]=&quot;ok&quot;)+([.C124]=&quot;ok&quot;)+([.C117]=&quot;ok&quot;)+([.C110]=&quot;ok&quot;)+([.C103]=&quot;ok&quot;)+([.C96]=&quot;ok&quot;)+([.C89]=&quot;ok&quot;)+([.C82]=&quot;ok&quot;)+([.C75]=&quot;ok&quot;)+([.C68]=&quot;ok&quot;)+([.C61]=&quot;ok&quot;)+([.C54]=&quot;ok&quot;)+([.C47]=&quot;ok&quot;)+([.C40]=&quot;ok&quot;)+([.C33]=&quot;ok&quot;)+([.C26]=&quot;ok&quot;)+([.C19]=&quot;ok&quot;)+([.C12]=&quot;ok&quot;)+([.C5]=&quot;ok&quot;)" office:value-type="float" office:value="18" calcext:value-type="float">
            <text:p>18</text:p>
          </table:table-cell>
          <table:table-cell table:style-name="ce1" table:formula="of:=([.D152]=&quot;ok&quot;)+([.D145]=&quot;ok&quot;)+([.D138]=&quot;ok&quot;)+([.D131]=&quot;ok&quot;)+([.D124]=&quot;ok&quot;)+([.D117]=&quot;ok&quot;)+([.D110]=&quot;ok&quot;)+([.D103]=&quot;ok&quot;)+([.D96]=&quot;ok&quot;)+([.D89]=&quot;ok&quot;)+([.D82]=&quot;ok&quot;)+([.D75]=&quot;ok&quot;)+([.D68]=&quot;ok&quot;)+([.D61]=&quot;ok&quot;)+([.D54]=&quot;ok&quot;)+([.D47]=&quot;ok&quot;)+([.D40]=&quot;ok&quot;)+([.D33]=&quot;ok&quot;)+([.D26]=&quot;ok&quot;)+([.D19]=&quot;ok&quot;)+([.D12]=&quot;ok&quot;)+([.D5]=&quot;ok&quot;)" office:value-type="float" office:value="21" calcext:value-type="float">
            <text:p>21</text:p>
          </table:table-cell>
          <table:table-cell table:style-name="ce1" table:formula="of:=([.E152]=&quot;ok&quot;)+([.E145]=&quot;ok&quot;)+([.E138]=&quot;ok&quot;)+([.E131]=&quot;ok&quot;)+([.E124]=&quot;ok&quot;)+([.E117]=&quot;ok&quot;)+([.E110]=&quot;ok&quot;)+([.E103]=&quot;ok&quot;)+([.E96]=&quot;ok&quot;)+([.E89]=&quot;ok&quot;)+([.E82]=&quot;ok&quot;)+([.E75]=&quot;ok&quot;)+([.E68]=&quot;ok&quot;)+([.E61]=&quot;ok&quot;)+([.E54]=&quot;ok&quot;)+([.E47]=&quot;ok&quot;)+([.E40]=&quot;ok&quot;)+([.E33]=&quot;ok&quot;)+([.E26]=&quot;ok&quot;)+([.E19]=&quot;ok&quot;)+([.E12]=&quot;ok&quot;)+([.E5]=&quot;ok&quot;)" office:value-type="float" office:value="18" calcext:value-type="float">
            <text:p>18</text:p>
          </table:table-cell>
          <table:table-cell table:style-name="ce1" table:formula="of:=([.F152]=&quot;ok&quot;)+([.F145]=&quot;ok&quot;)+([.F138]=&quot;ok&quot;)+([.F131]=&quot;ok&quot;)+([.F124]=&quot;ok&quot;)+([.F117]=&quot;ok&quot;)+([.F110]=&quot;ok&quot;)+([.F103]=&quot;ok&quot;)+([.F96]=&quot;ok&quot;)+([.F89]=&quot;ok&quot;)+([.F82]=&quot;ok&quot;)+([.F75]=&quot;ok&quot;)+([.F68]=&quot;ok&quot;)+([.F61]=&quot;ok&quot;)+([.F54]=&quot;ok&quot;)+([.F47]=&quot;ok&quot;)+([.F40]=&quot;ok&quot;)+([.F33]=&quot;ok&quot;)+([.F26]=&quot;ok&quot;)+([.F19]=&quot;ok&quot;)+([.F12]=&quot;ok&quot;)+([.F5]=&quot;ok&quot;)" office:value-type="float" office:value="17" calcext:value-type="float">
            <text:p>17</text:p>
          </table:table-cell>
          <table:table-cell table:style-name="ce1" table:formula="of:=([.G152]=&quot;ok&quot;)+([.G145]=&quot;ok&quot;)+([.G138]=&quot;ok&quot;)+([.G131]=&quot;ok&quot;)+([.G124]=&quot;ok&quot;)+([.G117]=&quot;ok&quot;)+([.G110]=&quot;ok&quot;)+([.G103]=&quot;ok&quot;)+([.G96]=&quot;ok&quot;)+([.G89]=&quot;ok&quot;)+([.G82]=&quot;ok&quot;)+([.G75]=&quot;ok&quot;)+([.G68]=&quot;ok&quot;)+([.G61]=&quot;ok&quot;)+([.G54]=&quot;ok&quot;)+([.G47]=&quot;ok&quot;)+([.G40]=&quot;ok&quot;)+([.G33]=&quot;ok&quot;)+([.G26]=&quot;ok&quot;)+([.G19]=&quot;ok&quot;)+([.G12]=&quot;ok&quot;)+([.G5]=&quot;ok&quot;)" office:value-type="float" office:value="15" calcext:value-type="float">
            <text:p>15</text:p>
          </table:table-cell>
          <table:table-cell table:style-name="ce1" table:formula="of:=([.H152]=&quot;ok&quot;)+([.H145]=&quot;ok&quot;)+([.H138]=&quot;ok&quot;)+([.H131]=&quot;ok&quot;)+([.H124]=&quot;ok&quot;)+([.H117]=&quot;ok&quot;)+([.H110]=&quot;ok&quot;)+([.H103]=&quot;ok&quot;)+([.H96]=&quot;ok&quot;)+([.H89]=&quot;ok&quot;)+([.H82]=&quot;ok&quot;)+([.H75]=&quot;ok&quot;)+([.H68]=&quot;ok&quot;)+([.H61]=&quot;ok&quot;)+([.H54]=&quot;ok&quot;)+([.H47]=&quot;ok&quot;)+([.H40]=&quot;ok&quot;)+([.H33]=&quot;ok&quot;)+([.H26]=&quot;ok&quot;)+([.H19]=&quot;ok&quot;)+([.H12]=&quot;ok&quot;)+([.H5]=&quot;ok&quot;)" office:value-type="float" office:value="20" calcext:value-type="float">
            <text:p>20</text:p>
          </table:table-cell>
          <table:table-cell table:style-name="ce1" table:formula="of:=([.I152]=&quot;ok&quot;)+([.I145]=&quot;ok&quot;)+([.I138]=&quot;ok&quot;)+([.I131]=&quot;ok&quot;)+([.I124]=&quot;ok&quot;)+([.I117]=&quot;ok&quot;)+([.I110]=&quot;ok&quot;)+([.I103]=&quot;ok&quot;)+([.I96]=&quot;ok&quot;)+([.I89]=&quot;ok&quot;)+([.I82]=&quot;ok&quot;)+([.I75]=&quot;ok&quot;)+([.I68]=&quot;ok&quot;)+([.I61]=&quot;ok&quot;)+([.I54]=&quot;ok&quot;)+([.I47]=&quot;ok&quot;)+([.I40]=&quot;ok&quot;)+([.I33]=&quot;ok&quot;)+([.I26]=&quot;ok&quot;)+([.I19]=&quot;ok&quot;)+([.I12]=&quot;ok&quot;)+([.I5]=&quot;ok&quot;)" office:value-type="float" office:value="17" calcext:value-type="float">
            <text:p>17</text:p>
          </table:table-cell>
          <table:table-cell table:style-name="ce1" table:formula="of:=([.J152]=&quot;ok&quot;)+([.J145]=&quot;ok&quot;)+([.J138]=&quot;ok&quot;)+([.J131]=&quot;ok&quot;)+([.J124]=&quot;ok&quot;)+([.J117]=&quot;ok&quot;)+([.J110]=&quot;ok&quot;)+([.J103]=&quot;ok&quot;)+([.J96]=&quot;ok&quot;)+([.J89]=&quot;ok&quot;)+([.J82]=&quot;ok&quot;)+([.J75]=&quot;ok&quot;)+([.J68]=&quot;ok&quot;)+([.J61]=&quot;ok&quot;)+([.J54]=&quot;ok&quot;)+([.J47]=&quot;ok&quot;)+([.J40]=&quot;ok&quot;)+([.J33]=&quot;ok&quot;)+([.J26]=&quot;ok&quot;)+([.J19]=&quot;ok&quot;)+([.J12]=&quot;ok&quot;)+([.J5]=&quot;ok&quot;)" office:value-type="float" office:value="16" calcext:value-type="float">
            <text:p>16</text:p>
          </table:table-cell>
          <table:table-cell table:style-name="ce1" table:formula="of:=([.K152]=&quot;ok&quot;)+([.K145]=&quot;ok&quot;)+([.K138]=&quot;ok&quot;)+([.K131]=&quot;ok&quot;)+([.K124]=&quot;ok&quot;)+([.K117]=&quot;ok&quot;)+([.K110]=&quot;ok&quot;)+([.K103]=&quot;ok&quot;)+([.K96]=&quot;ok&quot;)+([.K89]=&quot;ok&quot;)+([.K82]=&quot;ok&quot;)+([.K75]=&quot;ok&quot;)+([.K68]=&quot;ok&quot;)+([.K61]=&quot;ok&quot;)+([.K54]=&quot;ok&quot;)+([.K47]=&quot;ok&quot;)+([.K40]=&quot;ok&quot;)+([.K33]=&quot;ok&quot;)+([.K26]=&quot;ok&quot;)+([.K19]=&quot;ok&quot;)+([.K12]=&quot;ok&quot;)+([.K5]=&quot;ok&quot;)" office:value-type="float" office:value="18" calcext:value-type="float">
            <text:p>18</text:p>
          </table:table-cell>
          <table:table-cell table:style-name="ce1" table:formula="of:=([.L152]=&quot;ok&quot;)+([.L145]=&quot;ok&quot;)+([.L138]=&quot;ok&quot;)+([.L131]=&quot;ok&quot;)+([.L124]=&quot;ok&quot;)+([.L117]=&quot;ok&quot;)+([.L110]=&quot;ok&quot;)+([.L103]=&quot;ok&quot;)+([.L96]=&quot;ok&quot;)+([.L89]=&quot;ok&quot;)+([.L82]=&quot;ok&quot;)+([.L75]=&quot;ok&quot;)+([.L68]=&quot;ok&quot;)+([.L61]=&quot;ok&quot;)+([.L54]=&quot;ok&quot;)+([.L47]=&quot;ok&quot;)+([.L40]=&quot;ok&quot;)+([.L33]=&quot;ok&quot;)+([.L26]=&quot;ok&quot;)+([.L19]=&quot;ok&quot;)+([.L12]=&quot;ok&quot;)+([.L5]=&quot;ok&quot;)" office:value-type="float" office:value="0" calcext:value-type="float">
            <text:p>0</text:p>
          </table:table-cell>
          <table:table-cell table:style-name="ce1" table:formula="of:=([.M152]=&quot;ok&quot;)+([.M145]=&quot;ok&quot;)+([.M138]=&quot;ok&quot;)+([.M131]=&quot;ok&quot;)+([.M124]=&quot;ok&quot;)+([.M117]=&quot;ok&quot;)+([.M110]=&quot;ok&quot;)+([.M103]=&quot;ok&quot;)+([.M96]=&quot;ok&quot;)+([.M89]=&quot;ok&quot;)+([.M82]=&quot;ok&quot;)+([.M75]=&quot;ok&quot;)+([.M68]=&quot;ok&quot;)+([.M61]=&quot;ok&quot;)+([.M54]=&quot;ok&quot;)+([.M47]=&quot;ok&quot;)+([.M40]=&quot;ok&quot;)+([.M33]=&quot;ok&quot;)+([.M26]=&quot;ok&quot;)+([.M19]=&quot;ok&quot;)+([.M12]=&quot;ok&quot;)+([.M5]=&quot;ok&quot;)" office:value-type="float" office:value="0" calcext:value-type="float">
            <text:p>0</text:p>
          </table:table-cell>
          <table:table-cell table:style-name="ce17" table:formula="of:=SUM([.B161:.M161])" office:value-type="float" office:value="180" calcext:value-type="float">
            <text:p>180</text:p>
          </table:table-cell>
        </table:table-row>
        <table:table-row table:style-name="ro1">
          <table:table-cell table:style-name="ce17" office:value-type="string" calcext:value-type="string">
            <text:p>count ok 4</text:p>
          </table:table-cell>
          <table:table-cell table:style-name="ce1" table:formula="of:=([.B153]=&quot;ok&quot;)+([.B146]=&quot;ok&quot;)+([.B139]=&quot;ok&quot;)+([.B132]=&quot;ok&quot;)+([.B125]=&quot;ok&quot;)+([.B118]=&quot;ok&quot;)+([.B111]=&quot;ok&quot;)+([.B104]=&quot;ok&quot;)+([.B97]=&quot;ok&quot;)+([.B90]=&quot;ok&quot;)+([.B83]=&quot;ok&quot;)+([.B76]=&quot;ok&quot;)+([.B69]=&quot;ok&quot;)+([.B62]=&quot;ok&quot;)+([.B55]=&quot;ok&quot;)+([.B48]=&quot;ok&quot;)+([.B41]=&quot;ok&quot;)+([.B34]=&quot;ok&quot;)+([.B27]=&quot;ok&quot;)+([.B20]=&quot;ok&quot;)+([.B13]=&quot;ok&quot;)+([.B6]=&quot;ok&quot;)" office:value-type="float" office:value="21" calcext:value-type="float">
            <text:p>21</text:p>
          </table:table-cell>
          <table:table-cell table:style-name="ce1" table:formula="of:=([.C153]=&quot;ok&quot;)+([.C146]=&quot;ok&quot;)+([.C139]=&quot;ok&quot;)+([.C132]=&quot;ok&quot;)+([.C125]=&quot;ok&quot;)+([.C118]=&quot;ok&quot;)+([.C111]=&quot;ok&quot;)+([.C104]=&quot;ok&quot;)+([.C97]=&quot;ok&quot;)+([.C90]=&quot;ok&quot;)+([.C83]=&quot;ok&quot;)+([.C76]=&quot;ok&quot;)+([.C69]=&quot;ok&quot;)+([.C62]=&quot;ok&quot;)+([.C55]=&quot;ok&quot;)+([.C48]=&quot;ok&quot;)+([.C41]=&quot;ok&quot;)+([.C34]=&quot;ok&quot;)+([.C27]=&quot;ok&quot;)+([.C20]=&quot;ok&quot;)+([.C13]=&quot;ok&quot;)+([.C6]=&quot;ok&quot;)" office:value-type="float" office:value="22" calcext:value-type="float">
            <text:p>22</text:p>
          </table:table-cell>
          <table:table-cell table:style-name="ce1" table:formula="of:=([.D153]=&quot;ok&quot;)+([.D146]=&quot;ok&quot;)+([.D139]=&quot;ok&quot;)+([.D132]=&quot;ok&quot;)+([.D125]=&quot;ok&quot;)+([.D118]=&quot;ok&quot;)+([.D111]=&quot;ok&quot;)+([.D104]=&quot;ok&quot;)+([.D97]=&quot;ok&quot;)+([.D90]=&quot;ok&quot;)+([.D83]=&quot;ok&quot;)+([.D76]=&quot;ok&quot;)+([.D69]=&quot;ok&quot;)+([.D62]=&quot;ok&quot;)+([.D55]=&quot;ok&quot;)+([.D48]=&quot;ok&quot;)+([.D41]=&quot;ok&quot;)+([.D34]=&quot;ok&quot;)+([.D27]=&quot;ok&quot;)+([.D20]=&quot;ok&quot;)+([.D13]=&quot;ok&quot;)+([.D6]=&quot;ok&quot;)" office:value-type="float" office:value="17" calcext:value-type="float">
            <text:p>17</text:p>
          </table:table-cell>
          <table:table-cell table:style-name="ce1" table:formula="of:=([.E153]=&quot;ok&quot;)+([.E146]=&quot;ok&quot;)+([.E139]=&quot;ok&quot;)+([.E132]=&quot;ok&quot;)+([.E125]=&quot;ok&quot;)+([.E118]=&quot;ok&quot;)+([.E111]=&quot;ok&quot;)+([.E104]=&quot;ok&quot;)+([.E97]=&quot;ok&quot;)+([.E90]=&quot;ok&quot;)+([.E83]=&quot;ok&quot;)+([.E76]=&quot;ok&quot;)+([.E69]=&quot;ok&quot;)+([.E62]=&quot;ok&quot;)+([.E55]=&quot;ok&quot;)+([.E48]=&quot;ok&quot;)+([.E41]=&quot;ok&quot;)+([.E34]=&quot;ok&quot;)+([.E27]=&quot;ok&quot;)+([.E20]=&quot;ok&quot;)+([.E13]=&quot;ok&quot;)+([.E6]=&quot;ok&quot;)" office:value-type="float" office:value="21" calcext:value-type="float">
            <text:p>21</text:p>
          </table:table-cell>
          <table:table-cell table:style-name="ce1" table:formula="of:=([.F153]=&quot;ok&quot;)+([.F146]=&quot;ok&quot;)+([.F139]=&quot;ok&quot;)+([.F132]=&quot;ok&quot;)+([.F125]=&quot;ok&quot;)+([.F118]=&quot;ok&quot;)+([.F111]=&quot;ok&quot;)+([.F104]=&quot;ok&quot;)+([.F97]=&quot;ok&quot;)+([.F90]=&quot;ok&quot;)+([.F83]=&quot;ok&quot;)+([.F76]=&quot;ok&quot;)+([.F69]=&quot;ok&quot;)+([.F62]=&quot;ok&quot;)+([.F55]=&quot;ok&quot;)+([.F48]=&quot;ok&quot;)+([.F41]=&quot;ok&quot;)+([.F34]=&quot;ok&quot;)+([.F27]=&quot;ok&quot;)+([.F20]=&quot;ok&quot;)+([.F13]=&quot;ok&quot;)+([.F6]=&quot;ok&quot;)" office:value-type="float" office:value="17" calcext:value-type="float">
            <text:p>17</text:p>
          </table:table-cell>
          <table:table-cell table:style-name="ce1" table:formula="of:=([.G153]=&quot;ok&quot;)+([.G146]=&quot;ok&quot;)+([.G139]=&quot;ok&quot;)+([.G132]=&quot;ok&quot;)+([.G125]=&quot;ok&quot;)+([.G118]=&quot;ok&quot;)+([.G111]=&quot;ok&quot;)+([.G104]=&quot;ok&quot;)+([.G97]=&quot;ok&quot;)+([.G90]=&quot;ok&quot;)+([.G83]=&quot;ok&quot;)+([.G76]=&quot;ok&quot;)+([.G69]=&quot;ok&quot;)+([.G62]=&quot;ok&quot;)+([.G55]=&quot;ok&quot;)+([.G48]=&quot;ok&quot;)+([.G41]=&quot;ok&quot;)+([.G34]=&quot;ok&quot;)+([.G27]=&quot;ok&quot;)+([.G20]=&quot;ok&quot;)+([.G13]=&quot;ok&quot;)+([.G6]=&quot;ok&quot;)" office:value-type="float" office:value="17" calcext:value-type="float">
            <text:p>17</text:p>
          </table:table-cell>
          <table:table-cell table:style-name="ce1" table:formula="of:=([.H153]=&quot;ok&quot;)+([.H146]=&quot;ok&quot;)+([.H139]=&quot;ok&quot;)+([.H132]=&quot;ok&quot;)+([.H125]=&quot;ok&quot;)+([.H118]=&quot;ok&quot;)+([.H111]=&quot;ok&quot;)+([.H104]=&quot;ok&quot;)+([.H97]=&quot;ok&quot;)+([.H90]=&quot;ok&quot;)+([.H83]=&quot;ok&quot;)+([.H76]=&quot;ok&quot;)+([.H69]=&quot;ok&quot;)+([.H62]=&quot;ok&quot;)+([.H55]=&quot;ok&quot;)+([.H48]=&quot;ok&quot;)+([.H41]=&quot;ok&quot;)+([.H34]=&quot;ok&quot;)+([.H27]=&quot;ok&quot;)+([.H20]=&quot;ok&quot;)+([.H13]=&quot;ok&quot;)+([.H6]=&quot;ok&quot;)" office:value-type="float" office:value="19" calcext:value-type="float">
            <text:p>19</text:p>
          </table:table-cell>
          <table:table-cell table:style-name="ce1" table:formula="of:=([.I153]=&quot;ok&quot;)+([.I146]=&quot;ok&quot;)+([.I139]=&quot;ok&quot;)+([.I132]=&quot;ok&quot;)+([.I125]=&quot;ok&quot;)+([.I118]=&quot;ok&quot;)+([.I111]=&quot;ok&quot;)+([.I104]=&quot;ok&quot;)+([.I97]=&quot;ok&quot;)+([.I90]=&quot;ok&quot;)+([.I83]=&quot;ok&quot;)+([.I76]=&quot;ok&quot;)+([.I69]=&quot;ok&quot;)+([.I62]=&quot;ok&quot;)+([.I55]=&quot;ok&quot;)+([.I48]=&quot;ok&quot;)+([.I41]=&quot;ok&quot;)+([.I34]=&quot;ok&quot;)+([.I27]=&quot;ok&quot;)+([.I20]=&quot;ok&quot;)+([.I13]=&quot;ok&quot;)+([.I6]=&quot;ok&quot;)" office:value-type="float" office:value="20" calcext:value-type="float">
            <text:p>20</text:p>
          </table:table-cell>
          <table:table-cell table:style-name="ce1" table:formula="of:=([.J153]=&quot;ok&quot;)+([.J146]=&quot;ok&quot;)+([.J139]=&quot;ok&quot;)+([.J132]=&quot;ok&quot;)+([.J125]=&quot;ok&quot;)+([.J118]=&quot;ok&quot;)+([.J111]=&quot;ok&quot;)+([.J104]=&quot;ok&quot;)+([.J97]=&quot;ok&quot;)+([.J90]=&quot;ok&quot;)+([.J83]=&quot;ok&quot;)+([.J76]=&quot;ok&quot;)+([.J69]=&quot;ok&quot;)+([.J62]=&quot;ok&quot;)+([.J55]=&quot;ok&quot;)+([.J48]=&quot;ok&quot;)+([.J41]=&quot;ok&quot;)+([.J34]=&quot;ok&quot;)+([.J27]=&quot;ok&quot;)+([.J20]=&quot;ok&quot;)+([.J13]=&quot;ok&quot;)+([.J6]=&quot;ok&quot;)" office:value-type="float" office:value="17" calcext:value-type="float">
            <text:p>17</text:p>
          </table:table-cell>
          <table:table-cell table:style-name="ce1" table:formula="of:=([.K153]=&quot;ok&quot;)+([.K146]=&quot;ok&quot;)+([.K139]=&quot;ok&quot;)+([.K132]=&quot;ok&quot;)+([.K125]=&quot;ok&quot;)+([.K118]=&quot;ok&quot;)+([.K111]=&quot;ok&quot;)+([.K104]=&quot;ok&quot;)+([.K97]=&quot;ok&quot;)+([.K90]=&quot;ok&quot;)+([.K83]=&quot;ok&quot;)+([.K76]=&quot;ok&quot;)+([.K69]=&quot;ok&quot;)+([.K62]=&quot;ok&quot;)+([.K55]=&quot;ok&quot;)+([.K48]=&quot;ok&quot;)+([.K41]=&quot;ok&quot;)+([.K34]=&quot;ok&quot;)+([.K27]=&quot;ok&quot;)+([.K20]=&quot;ok&quot;)+([.K13]=&quot;ok&quot;)+([.K6]=&quot;ok&quot;)" office:value-type="float" office:value="17" calcext:value-type="float">
            <text:p>17</text:p>
          </table:table-cell>
          <table:table-cell table:style-name="ce1" table:formula="of:=([.L153]=&quot;ok&quot;)+([.L146]=&quot;ok&quot;)+([.L139]=&quot;ok&quot;)+([.L132]=&quot;ok&quot;)+([.L125]=&quot;ok&quot;)+([.L118]=&quot;ok&quot;)+([.L111]=&quot;ok&quot;)+([.L104]=&quot;ok&quot;)+([.L97]=&quot;ok&quot;)+([.L90]=&quot;ok&quot;)+([.L83]=&quot;ok&quot;)+([.L76]=&quot;ok&quot;)+([.L69]=&quot;ok&quot;)+([.L62]=&quot;ok&quot;)+([.L55]=&quot;ok&quot;)+([.L48]=&quot;ok&quot;)+([.L41]=&quot;ok&quot;)+([.L34]=&quot;ok&quot;)+([.L27]=&quot;ok&quot;)+([.L20]=&quot;ok&quot;)+([.L13]=&quot;ok&quot;)+([.L6]=&quot;ok&quot;)" office:value-type="float" office:value="0" calcext:value-type="float">
            <text:p>0</text:p>
          </table:table-cell>
          <table:table-cell table:style-name="ce1" table:formula="of:=([.M153]=&quot;ok&quot;)+([.M146]=&quot;ok&quot;)+([.M139]=&quot;ok&quot;)+([.M132]=&quot;ok&quot;)+([.M125]=&quot;ok&quot;)+([.M118]=&quot;ok&quot;)+([.M111]=&quot;ok&quot;)+([.M104]=&quot;ok&quot;)+([.M97]=&quot;ok&quot;)+([.M90]=&quot;ok&quot;)+([.M83]=&quot;ok&quot;)+([.M76]=&quot;ok&quot;)+([.M69]=&quot;ok&quot;)+([.M62]=&quot;ok&quot;)+([.M55]=&quot;ok&quot;)+([.M48]=&quot;ok&quot;)+([.M41]=&quot;ok&quot;)+([.M34]=&quot;ok&quot;)+([.M27]=&quot;ok&quot;)+([.M20]=&quot;ok&quot;)+([.M13]=&quot;ok&quot;)+([.M6]=&quot;ok&quot;)" office:value-type="float" office:value="0" calcext:value-type="float">
            <text:p>0</text:p>
          </table:table-cell>
          <table:table-cell table:style-name="ce17" table:formula="of:=SUM([.B162:.M162])" office:value-type="float" office:value="188" calcext:value-type="float">
            <text:p>188</text:p>
          </table:table-cell>
        </table:table-row>
        <table:table-row table:style-name="ro1">
          <table:table-cell table:style-name="ce16" office:value-type="string" calcext:value-type="string">
            <text:p>count ok 5</text:p>
          </table:table-cell>
          <table:table-cell table:style-name="ce11" table:formula="of:=([.B154]=&quot;ok&quot;)+([.B147]=&quot;ok&quot;)+([.B140]=&quot;ok&quot;)+([.B133]=&quot;ok&quot;)+([.B126]=&quot;ok&quot;)+([.B119]=&quot;ok&quot;)+([.B112]=&quot;ok&quot;)+([.B105]=&quot;ok&quot;)+([.B98]=&quot;ok&quot;)+([.B91]=&quot;ok&quot;)+([.B84]=&quot;ok&quot;)+([.B77]=&quot;ok&quot;)+([.B70]=&quot;ok&quot;)+([.B63]=&quot;ok&quot;)+([.B56]=&quot;ok&quot;)+([.B49]=&quot;ok&quot;)+([.B42]=&quot;ok&quot;)+([.B35]=&quot;ok&quot;)+([.B28]=&quot;ok&quot;)+([.B21]=&quot;ok&quot;)+([.B14]=&quot;ok&quot;)+([.B7]=&quot;ok&quot;)" office:value-type="float" office:value="20" calcext:value-type="float">
            <text:p>20</text:p>
          </table:table-cell>
          <table:table-cell table:style-name="ce11" table:formula="of:=([.C154]=&quot;ok&quot;)+([.C147]=&quot;ok&quot;)+([.C140]=&quot;ok&quot;)+([.C133]=&quot;ok&quot;)+([.C126]=&quot;ok&quot;)+([.C119]=&quot;ok&quot;)+([.C112]=&quot;ok&quot;)+([.C105]=&quot;ok&quot;)+([.C98]=&quot;ok&quot;)+([.C91]=&quot;ok&quot;)+([.C84]=&quot;ok&quot;)+([.C77]=&quot;ok&quot;)+([.C70]=&quot;ok&quot;)+([.C63]=&quot;ok&quot;)+([.C56]=&quot;ok&quot;)+([.C49]=&quot;ok&quot;)+([.C42]=&quot;ok&quot;)+([.C35]=&quot;ok&quot;)+([.C28]=&quot;ok&quot;)+([.C21]=&quot;ok&quot;)+([.C14]=&quot;ok&quot;)+([.C7]=&quot;ok&quot;)" office:value-type="float" office:value="21" calcext:value-type="float">
            <text:p>21</text:p>
          </table:table-cell>
          <table:table-cell table:style-name="ce11" table:formula="of:=([.D154]=&quot;ok&quot;)+([.D147]=&quot;ok&quot;)+([.D140]=&quot;ok&quot;)+([.D133]=&quot;ok&quot;)+([.D126]=&quot;ok&quot;)+([.D119]=&quot;ok&quot;)+([.D112]=&quot;ok&quot;)+([.D105]=&quot;ok&quot;)+([.D98]=&quot;ok&quot;)+([.D91]=&quot;ok&quot;)+([.D84]=&quot;ok&quot;)+([.D77]=&quot;ok&quot;)+([.D70]=&quot;ok&quot;)+([.D63]=&quot;ok&quot;)+([.D56]=&quot;ok&quot;)+([.D49]=&quot;ok&quot;)+([.D42]=&quot;ok&quot;)+([.D35]=&quot;ok&quot;)+([.D28]=&quot;ok&quot;)+([.D21]=&quot;ok&quot;)+([.D14]=&quot;ok&quot;)+([.D7]=&quot;ok&quot;)" office:value-type="float" office:value="21" calcext:value-type="float">
            <text:p>21</text:p>
          </table:table-cell>
          <table:table-cell table:style-name="ce11" table:formula="of:=([.E154]=&quot;ok&quot;)+([.E147]=&quot;ok&quot;)+([.E140]=&quot;ok&quot;)+([.E133]=&quot;ok&quot;)+([.E126]=&quot;ok&quot;)+([.E119]=&quot;ok&quot;)+([.E112]=&quot;ok&quot;)+([.E105]=&quot;ok&quot;)+([.E98]=&quot;ok&quot;)+([.E91]=&quot;ok&quot;)+([.E84]=&quot;ok&quot;)+([.E77]=&quot;ok&quot;)+([.E70]=&quot;ok&quot;)+([.E63]=&quot;ok&quot;)+([.E56]=&quot;ok&quot;)+([.E49]=&quot;ok&quot;)+([.E42]=&quot;ok&quot;)+([.E35]=&quot;ok&quot;)+([.E28]=&quot;ok&quot;)+([.E21]=&quot;ok&quot;)+([.E14]=&quot;ok&quot;)+([.E7]=&quot;ok&quot;)" office:value-type="float" office:value="19" calcext:value-type="float">
            <text:p>19</text:p>
          </table:table-cell>
          <table:table-cell table:style-name="ce11" table:formula="of:=([.F154]=&quot;ok&quot;)+([.F147]=&quot;ok&quot;)+([.F140]=&quot;ok&quot;)+([.F133]=&quot;ok&quot;)+([.F126]=&quot;ok&quot;)+([.F119]=&quot;ok&quot;)+([.F112]=&quot;ok&quot;)+([.F105]=&quot;ok&quot;)+([.F98]=&quot;ok&quot;)+([.F91]=&quot;ok&quot;)+([.F84]=&quot;ok&quot;)+([.F77]=&quot;ok&quot;)+([.F70]=&quot;ok&quot;)+([.F63]=&quot;ok&quot;)+([.F56]=&quot;ok&quot;)+([.F49]=&quot;ok&quot;)+([.F42]=&quot;ok&quot;)+([.F35]=&quot;ok&quot;)+([.F28]=&quot;ok&quot;)+([.F21]=&quot;ok&quot;)+([.F14]=&quot;ok&quot;)+([.F7]=&quot;ok&quot;)" office:value-type="float" office:value="20" calcext:value-type="float">
            <text:p>20</text:p>
          </table:table-cell>
          <table:table-cell table:style-name="ce11" table:formula="of:=([.G154]=&quot;ok&quot;)+([.G147]=&quot;ok&quot;)+([.G140]=&quot;ok&quot;)+([.G133]=&quot;ok&quot;)+([.G126]=&quot;ok&quot;)+([.G119]=&quot;ok&quot;)+([.G112]=&quot;ok&quot;)+([.G105]=&quot;ok&quot;)+([.G98]=&quot;ok&quot;)+([.G91]=&quot;ok&quot;)+([.G84]=&quot;ok&quot;)+([.G77]=&quot;ok&quot;)+([.G70]=&quot;ok&quot;)+([.G63]=&quot;ok&quot;)+([.G56]=&quot;ok&quot;)+([.G49]=&quot;ok&quot;)+([.G42]=&quot;ok&quot;)+([.G35]=&quot;ok&quot;)+([.G28]=&quot;ok&quot;)+([.G21]=&quot;ok&quot;)+([.G14]=&quot;ok&quot;)+([.G7]=&quot;ok&quot;)" office:value-type="float" office:value="17" calcext:value-type="float">
            <text:p>17</text:p>
          </table:table-cell>
          <table:table-cell table:style-name="ce11" table:formula="of:=([.H154]=&quot;ok&quot;)+([.H147]=&quot;ok&quot;)+([.H140]=&quot;ok&quot;)+([.H133]=&quot;ok&quot;)+([.H126]=&quot;ok&quot;)+([.H119]=&quot;ok&quot;)+([.H112]=&quot;ok&quot;)+([.H105]=&quot;ok&quot;)+([.H98]=&quot;ok&quot;)+([.H91]=&quot;ok&quot;)+([.H84]=&quot;ok&quot;)+([.H77]=&quot;ok&quot;)+([.H70]=&quot;ok&quot;)+([.H63]=&quot;ok&quot;)+([.H56]=&quot;ok&quot;)+([.H49]=&quot;ok&quot;)+([.H42]=&quot;ok&quot;)+([.H35]=&quot;ok&quot;)+([.H28]=&quot;ok&quot;)+([.H21]=&quot;ok&quot;)+([.H14]=&quot;ok&quot;)+([.H7]=&quot;ok&quot;)" office:value-type="float" office:value="19" calcext:value-type="float">
            <text:p>19</text:p>
          </table:table-cell>
          <table:table-cell table:style-name="ce11" table:formula="of:=([.I154]=&quot;ok&quot;)+([.I147]=&quot;ok&quot;)+([.I140]=&quot;ok&quot;)+([.I133]=&quot;ok&quot;)+([.I126]=&quot;ok&quot;)+([.I119]=&quot;ok&quot;)+([.I112]=&quot;ok&quot;)+([.I105]=&quot;ok&quot;)+([.I98]=&quot;ok&quot;)+([.I91]=&quot;ok&quot;)+([.I84]=&quot;ok&quot;)+([.I77]=&quot;ok&quot;)+([.I70]=&quot;ok&quot;)+([.I63]=&quot;ok&quot;)+([.I56]=&quot;ok&quot;)+([.I49]=&quot;ok&quot;)+([.I42]=&quot;ok&quot;)+([.I35]=&quot;ok&quot;)+([.I28]=&quot;ok&quot;)+([.I21]=&quot;ok&quot;)+([.I14]=&quot;ok&quot;)+([.I7]=&quot;ok&quot;)" office:value-type="float" office:value="20" calcext:value-type="float">
            <text:p>20</text:p>
          </table:table-cell>
          <table:table-cell table:style-name="ce11" table:formula="of:=([.J154]=&quot;ok&quot;)+([.J147]=&quot;ok&quot;)+([.J140]=&quot;ok&quot;)+([.J133]=&quot;ok&quot;)+([.J126]=&quot;ok&quot;)+([.J119]=&quot;ok&quot;)+([.J112]=&quot;ok&quot;)+([.J105]=&quot;ok&quot;)+([.J98]=&quot;ok&quot;)+([.J91]=&quot;ok&quot;)+([.J84]=&quot;ok&quot;)+([.J77]=&quot;ok&quot;)+([.J70]=&quot;ok&quot;)+([.J63]=&quot;ok&quot;)+([.J56]=&quot;ok&quot;)+([.J49]=&quot;ok&quot;)+([.J42]=&quot;ok&quot;)+([.J35]=&quot;ok&quot;)+([.J28]=&quot;ok&quot;)+([.J21]=&quot;ok&quot;)+([.J14]=&quot;ok&quot;)+([.J7]=&quot;ok&quot;)" office:value-type="float" office:value="19" calcext:value-type="float">
            <text:p>19</text:p>
          </table:table-cell>
          <table:table-cell table:style-name="ce11" table:formula="of:=([.K154]=&quot;ok&quot;)+([.K147]=&quot;ok&quot;)+([.K140]=&quot;ok&quot;)+([.K133]=&quot;ok&quot;)+([.K126]=&quot;ok&quot;)+([.K119]=&quot;ok&quot;)+([.K112]=&quot;ok&quot;)+([.K105]=&quot;ok&quot;)+([.K98]=&quot;ok&quot;)+([.K91]=&quot;ok&quot;)+([.K84]=&quot;ok&quot;)+([.K77]=&quot;ok&quot;)+([.K70]=&quot;ok&quot;)+([.K63]=&quot;ok&quot;)+([.K56]=&quot;ok&quot;)+([.K49]=&quot;ok&quot;)+([.K42]=&quot;ok&quot;)+([.K35]=&quot;ok&quot;)+([.K28]=&quot;ok&quot;)+([.K21]=&quot;ok&quot;)+([.K14]=&quot;ok&quot;)+([.K7]=&quot;ok&quot;)" office:value-type="float" office:value="17" calcext:value-type="float">
            <text:p>17</text:p>
          </table:table-cell>
          <table:table-cell table:style-name="ce11" table:formula="of:=([.L154]=&quot;ok&quot;)+([.L147]=&quot;ok&quot;)+([.L140]=&quot;ok&quot;)+([.L133]=&quot;ok&quot;)+([.L126]=&quot;ok&quot;)+([.L119]=&quot;ok&quot;)+([.L112]=&quot;ok&quot;)+([.L105]=&quot;ok&quot;)+([.L98]=&quot;ok&quot;)+([.L91]=&quot;ok&quot;)+([.L84]=&quot;ok&quot;)+([.L77]=&quot;ok&quot;)+([.L70]=&quot;ok&quot;)+([.L63]=&quot;ok&quot;)+([.L56]=&quot;ok&quot;)+([.L49]=&quot;ok&quot;)+([.L42]=&quot;ok&quot;)+([.L35]=&quot;ok&quot;)+([.L28]=&quot;ok&quot;)+([.L21]=&quot;ok&quot;)+([.L14]=&quot;ok&quot;)+([.L7]=&quot;ok&quot;)" office:value-type="float" office:value="0" calcext:value-type="float">
            <text:p>0</text:p>
          </table:table-cell>
          <table:table-cell table:style-name="ce11" table:formula="of:=([.M154]=&quot;ok&quot;)+([.M147]=&quot;ok&quot;)+([.M140]=&quot;ok&quot;)+([.M133]=&quot;ok&quot;)+([.M126]=&quot;ok&quot;)+([.M119]=&quot;ok&quot;)+([.M112]=&quot;ok&quot;)+([.M105]=&quot;ok&quot;)+([.M98]=&quot;ok&quot;)+([.M91]=&quot;ok&quot;)+([.M84]=&quot;ok&quot;)+([.M77]=&quot;ok&quot;)+([.M70]=&quot;ok&quot;)+([.M63]=&quot;ok&quot;)+([.M56]=&quot;ok&quot;)+([.M49]=&quot;ok&quot;)+([.M42]=&quot;ok&quot;)+([.M35]=&quot;ok&quot;)+([.M28]=&quot;ok&quot;)+([.M21]=&quot;ok&quot;)+([.M14]=&quot;ok&quot;)+([.M7]=&quot;ok&quot;)" office:value-type="float" office:value="0" calcext:value-type="float">
            <text:p>0</text:p>
          </table:table-cell>
          <table:table-cell table:style-name="ce16" table:formula="of:=SUM([.B163:.M163])" office:value-type="float" office:value="193" calcext:value-type="float">
            <text:p>1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5" office:value-type="string" calcext:value-type="string">
            <text:p>count no 1</text:p>
          </table:table-cell>
          <table:table-cell table:style-name="ce7" table:formula="of:=([.B150]=&quot;no&quot;)+([.B143]=&quot;no&quot;)+([.B136]=&quot;no&quot;)+([.B129]=&quot;no&quot;)+([.B122]=&quot;no&quot;)+([.B115]=&quot;no&quot;)+([.B108]=&quot;no&quot;)+([.B101]=&quot;no&quot;)+([.B94]=&quot;no&quot;)+([.B87]=&quot;no&quot;)+([.B80]=&quot;no&quot;)+([.B73]=&quot;no&quot;)+([.B66]=&quot;no&quot;)+([.B59]=&quot;no&quot;)+([.B52]=&quot;no&quot;)+([.B45]=&quot;no&quot;)+([.B38]=&quot;no&quot;)+([.B31]=&quot;no&quot;)+([.B24]=&quot;no&quot;)+([.B17]=&quot;no&quot;)+([.B10]=&quot;no&quot;)+([.B3]=&quot;no&quot;)" office:value-type="float" office:value="6" calcext:value-type="float">
            <text:p>6</text:p>
          </table:table-cell>
          <table:table-cell table:style-name="ce7" table:formula="of:=([.C150]=&quot;no&quot;)+([.C143]=&quot;no&quot;)+([.C136]=&quot;no&quot;)+([.C129]=&quot;no&quot;)+([.C122]=&quot;no&quot;)+([.C115]=&quot;no&quot;)+([.C108]=&quot;no&quot;)+([.C101]=&quot;no&quot;)+([.C94]=&quot;no&quot;)+([.C87]=&quot;no&quot;)+([.C80]=&quot;no&quot;)+([.C73]=&quot;no&quot;)+([.C66]=&quot;no&quot;)+([.C59]=&quot;no&quot;)+([.C52]=&quot;no&quot;)+([.C45]=&quot;no&quot;)+([.C38]=&quot;no&quot;)+([.C31]=&quot;no&quot;)+([.C24]=&quot;no&quot;)+([.C17]=&quot;no&quot;)+([.C10]=&quot;no&quot;)+([.C3]=&quot;no&quot;)" office:value-type="float" office:value="5" calcext:value-type="float">
            <text:p>5</text:p>
          </table:table-cell>
          <table:table-cell table:style-name="ce7" table:formula="of:=([.D150]=&quot;no&quot;)+([.D143]=&quot;no&quot;)+([.D136]=&quot;no&quot;)+([.D129]=&quot;no&quot;)+([.D122]=&quot;no&quot;)+([.D115]=&quot;no&quot;)+([.D108]=&quot;no&quot;)+([.D101]=&quot;no&quot;)+([.D94]=&quot;no&quot;)+([.D87]=&quot;no&quot;)+([.D80]=&quot;no&quot;)+([.D73]=&quot;no&quot;)+([.D66]=&quot;no&quot;)+([.D59]=&quot;no&quot;)+([.D52]=&quot;no&quot;)+([.D45]=&quot;no&quot;)+([.D38]=&quot;no&quot;)+([.D31]=&quot;no&quot;)+([.D24]=&quot;no&quot;)+([.D17]=&quot;no&quot;)+([.D10]=&quot;no&quot;)+([.D3]=&quot;no&quot;)" office:value-type="float" office:value="2" calcext:value-type="float">
            <text:p>2</text:p>
          </table:table-cell>
          <table:table-cell table:style-name="ce7" table:formula="of:=([.E150]=&quot;no&quot;)+([.E143]=&quot;no&quot;)+([.E136]=&quot;no&quot;)+([.E129]=&quot;no&quot;)+([.E122]=&quot;no&quot;)+([.E115]=&quot;no&quot;)+([.E108]=&quot;no&quot;)+([.E101]=&quot;no&quot;)+([.E94]=&quot;no&quot;)+([.E87]=&quot;no&quot;)+([.E80]=&quot;no&quot;)+([.E73]=&quot;no&quot;)+([.E66]=&quot;no&quot;)+([.E59]=&quot;no&quot;)+([.E52]=&quot;no&quot;)+([.E45]=&quot;no&quot;)+([.E38]=&quot;no&quot;)+([.E31]=&quot;no&quot;)+([.E24]=&quot;no&quot;)+([.E17]=&quot;no&quot;)+([.E10]=&quot;no&quot;)+([.E3]=&quot;no&quot;)" office:value-type="float" office:value="7" calcext:value-type="float">
            <text:p>7</text:p>
          </table:table-cell>
          <table:table-cell table:style-name="ce7" table:formula="of:=([.F150]=&quot;no&quot;)+([.F143]=&quot;no&quot;)+([.F136]=&quot;no&quot;)+([.F129]=&quot;no&quot;)+([.F122]=&quot;no&quot;)+([.F115]=&quot;no&quot;)+([.F108]=&quot;no&quot;)+([.F101]=&quot;no&quot;)+([.F94]=&quot;no&quot;)+([.F87]=&quot;no&quot;)+([.F80]=&quot;no&quot;)+([.F73]=&quot;no&quot;)+([.F66]=&quot;no&quot;)+([.F59]=&quot;no&quot;)+([.F52]=&quot;no&quot;)+([.F45]=&quot;no&quot;)+([.F38]=&quot;no&quot;)+([.F31]=&quot;no&quot;)+([.F24]=&quot;no&quot;)+([.F17]=&quot;no&quot;)+([.F10]=&quot;no&quot;)+([.F3]=&quot;no&quot;)" office:value-type="float" office:value="9" calcext:value-type="float">
            <text:p>9</text:p>
          </table:table-cell>
          <table:table-cell table:style-name="ce7" table:formula="of:=([.G150]=&quot;no&quot;)+([.G143]=&quot;no&quot;)+([.G136]=&quot;no&quot;)+([.G129]=&quot;no&quot;)+([.G122]=&quot;no&quot;)+([.G115]=&quot;no&quot;)+([.G108]=&quot;no&quot;)+([.G101]=&quot;no&quot;)+([.G94]=&quot;no&quot;)+([.G87]=&quot;no&quot;)+([.G80]=&quot;no&quot;)+([.G73]=&quot;no&quot;)+([.G66]=&quot;no&quot;)+([.G59]=&quot;no&quot;)+([.G52]=&quot;no&quot;)+([.G45]=&quot;no&quot;)+([.G38]=&quot;no&quot;)+([.G31]=&quot;no&quot;)+([.G24]=&quot;no&quot;)+([.G17]=&quot;no&quot;)+([.G10]=&quot;no&quot;)+([.G3]=&quot;no&quot;)" office:value-type="float" office:value="10" calcext:value-type="float">
            <text:p>10</text:p>
          </table:table-cell>
          <table:table-cell table:style-name="ce7" table:formula="of:=([.H150]=&quot;no&quot;)+([.H143]=&quot;no&quot;)+([.H136]=&quot;no&quot;)+([.H129]=&quot;no&quot;)+([.H122]=&quot;no&quot;)+([.H115]=&quot;no&quot;)+([.H108]=&quot;no&quot;)+([.H101]=&quot;no&quot;)+([.H94]=&quot;no&quot;)+([.H87]=&quot;no&quot;)+([.H80]=&quot;no&quot;)+([.H73]=&quot;no&quot;)+([.H66]=&quot;no&quot;)+([.H59]=&quot;no&quot;)+([.H52]=&quot;no&quot;)+([.H45]=&quot;no&quot;)+([.H38]=&quot;no&quot;)+([.H31]=&quot;no&quot;)+([.H24]=&quot;no&quot;)+([.H17]=&quot;no&quot;)+([.H10]=&quot;no&quot;)+([.H3]=&quot;no&quot;)" office:value-type="float" office:value="10" calcext:value-type="float">
            <text:p>10</text:p>
          </table:table-cell>
          <table:table-cell table:style-name="ce7" table:formula="of:=([.I150]=&quot;no&quot;)+([.I143]=&quot;no&quot;)+([.I136]=&quot;no&quot;)+([.I129]=&quot;no&quot;)+([.I122]=&quot;no&quot;)+([.I115]=&quot;no&quot;)+([.I108]=&quot;no&quot;)+([.I101]=&quot;no&quot;)+([.I94]=&quot;no&quot;)+([.I87]=&quot;no&quot;)+([.I80]=&quot;no&quot;)+([.I73]=&quot;no&quot;)+([.I66]=&quot;no&quot;)+([.I59]=&quot;no&quot;)+([.I52]=&quot;no&quot;)+([.I45]=&quot;no&quot;)+([.I38]=&quot;no&quot;)+([.I31]=&quot;no&quot;)+([.I24]=&quot;no&quot;)+([.I17]=&quot;no&quot;)+([.I10]=&quot;no&quot;)+([.I3]=&quot;no&quot;)" office:value-type="float" office:value="10" calcext:value-type="float">
            <text:p>10</text:p>
          </table:table-cell>
          <table:table-cell table:style-name="ce7" table:formula="of:=([.J150]=&quot;no&quot;)+([.J143]=&quot;no&quot;)+([.J136]=&quot;no&quot;)+([.J129]=&quot;no&quot;)+([.J122]=&quot;no&quot;)+([.J115]=&quot;no&quot;)+([.J108]=&quot;no&quot;)+([.J101]=&quot;no&quot;)+([.J94]=&quot;no&quot;)+([.J87]=&quot;no&quot;)+([.J80]=&quot;no&quot;)+([.J73]=&quot;no&quot;)+([.J66]=&quot;no&quot;)+([.J59]=&quot;no&quot;)+([.J52]=&quot;no&quot;)+([.J45]=&quot;no&quot;)+([.J38]=&quot;no&quot;)+([.J31]=&quot;no&quot;)+([.J24]=&quot;no&quot;)+([.J17]=&quot;no&quot;)+([.J10]=&quot;no&quot;)+([.J3]=&quot;no&quot;)" office:value-type="float" office:value="10" calcext:value-type="float">
            <text:p>10</text:p>
          </table:table-cell>
          <table:table-cell table:style-name="ce7" table:formula="of:=([.K150]=&quot;no&quot;)+([.K143]=&quot;no&quot;)+([.K136]=&quot;no&quot;)+([.K129]=&quot;no&quot;)+([.K122]=&quot;no&quot;)+([.K115]=&quot;no&quot;)+([.K108]=&quot;no&quot;)+([.K101]=&quot;no&quot;)+([.K94]=&quot;no&quot;)+([.K87]=&quot;no&quot;)+([.K80]=&quot;no&quot;)+([.K73]=&quot;no&quot;)+([.K66]=&quot;no&quot;)+([.K59]=&quot;no&quot;)+([.K52]=&quot;no&quot;)+([.K45]=&quot;no&quot;)+([.K38]=&quot;no&quot;)+([.K31]=&quot;no&quot;)+([.K24]=&quot;no&quot;)+([.K17]=&quot;no&quot;)+([.K10]=&quot;no&quot;)+([.K3]=&quot;no&quot;)" office:value-type="float" office:value="9" calcext:value-type="float">
            <text:p>9</text:p>
          </table:table-cell>
          <table:table-cell table:style-name="ce7" table:formula="of:=([.L150]=&quot;no&quot;)+([.L143]=&quot;no&quot;)+([.L136]=&quot;no&quot;)+([.L129]=&quot;no&quot;)+([.L122]=&quot;no&quot;)+([.L115]=&quot;no&quot;)+([.L108]=&quot;no&quot;)+([.L101]=&quot;no&quot;)+([.L94]=&quot;no&quot;)+([.L87]=&quot;no&quot;)+([.L80]=&quot;no&quot;)+([.L73]=&quot;no&quot;)+([.L66]=&quot;no&quot;)+([.L59]=&quot;no&quot;)+([.L52]=&quot;no&quot;)+([.L45]=&quot;no&quot;)+([.L38]=&quot;no&quot;)+([.L31]=&quot;no&quot;)+([.L24]=&quot;no&quot;)+([.L17]=&quot;no&quot;)+([.L10]=&quot;no&quot;)+([.L3]=&quot;no&quot;)" office:value-type="float" office:value="0" calcext:value-type="float">
            <text:p>0</text:p>
          </table:table-cell>
          <table:table-cell table:style-name="ce7" table:formula="of:=([.M150]=&quot;no&quot;)+([.M143]=&quot;no&quot;)+([.M136]=&quot;no&quot;)+([.M129]=&quot;no&quot;)+([.M122]=&quot;no&quot;)+([.M115]=&quot;no&quot;)+([.M108]=&quot;no&quot;)+([.M101]=&quot;no&quot;)+([.M94]=&quot;no&quot;)+([.M87]=&quot;no&quot;)+([.M80]=&quot;no&quot;)+([.M73]=&quot;no&quot;)+([.M66]=&quot;no&quot;)+([.M59]=&quot;no&quot;)+([.M52]=&quot;no&quot;)+([.M45]=&quot;no&quot;)+([.M38]=&quot;no&quot;)+([.M31]=&quot;no&quot;)+([.M24]=&quot;no&quot;)+([.M17]=&quot;no&quot;)+([.M10]=&quot;no&quot;)+([.M3]=&quot;no&quot;)" office:value-type="float" office:value="0" calcext:value-type="float">
            <text:p>0</text:p>
          </table:table-cell>
          <table:table-cell table:style-name="ce15" table:formula="of:=SUM([.B165:.M165])" office:value-type="float" office:value="78" calcext:value-type="float">
            <text:p>78</text:p>
          </table:table-cell>
        </table:table-row>
        <table:table-row table:style-name="ro1">
          <table:table-cell table:style-name="ce17" office:value-type="string" calcext:value-type="string">
            <text:p>count no 2</text:p>
          </table:table-cell>
          <table:table-cell table:formula="of:=([.B151]=&quot;no&quot;)+([.B144]=&quot;no&quot;)+([.B137]=&quot;no&quot;)+([.B130]=&quot;no&quot;)+([.B123]=&quot;no&quot;)+([.B116]=&quot;no&quot;)+([.B109]=&quot;no&quot;)+([.B102]=&quot;no&quot;)+([.B95]=&quot;no&quot;)+([.B88]=&quot;no&quot;)+([.B81]=&quot;no&quot;)+([.B74]=&quot;no&quot;)+([.B67]=&quot;no&quot;)+([.B60]=&quot;no&quot;)+([.B53]=&quot;no&quot;)+([.B46]=&quot;no&quot;)+([.B39]=&quot;no&quot;)+([.B32]=&quot;no&quot;)+([.B25]=&quot;no&quot;)+([.B18]=&quot;no&quot;)+([.B11]=&quot;no&quot;)+([.B4]=&quot;no&quot;)" office:value-type="float" office:value="1" calcext:value-type="float">
            <text:p>1</text:p>
          </table:table-cell>
          <table:table-cell table:formula="of:=([.C151]=&quot;no&quot;)+([.C144]=&quot;no&quot;)+([.C137]=&quot;no&quot;)+([.C130]=&quot;no&quot;)+([.C123]=&quot;no&quot;)+([.C116]=&quot;no&quot;)+([.C109]=&quot;no&quot;)+([.C102]=&quot;no&quot;)+([.C95]=&quot;no&quot;)+([.C88]=&quot;no&quot;)+([.C81]=&quot;no&quot;)+([.C74]=&quot;no&quot;)+([.C67]=&quot;no&quot;)+([.C60]=&quot;no&quot;)+([.C53]=&quot;no&quot;)+([.C46]=&quot;no&quot;)+([.C39]=&quot;no&quot;)+([.C32]=&quot;no&quot;)+([.C25]=&quot;no&quot;)+([.C18]=&quot;no&quot;)+([.C11]=&quot;no&quot;)+([.C4]=&quot;no&quot;)" office:value-type="float" office:value="5" calcext:value-type="float">
            <text:p>5</text:p>
          </table:table-cell>
          <table:table-cell table:formula="of:=([.D151]=&quot;no&quot;)+([.D144]=&quot;no&quot;)+([.D137]=&quot;no&quot;)+([.D130]=&quot;no&quot;)+([.D123]=&quot;no&quot;)+([.D116]=&quot;no&quot;)+([.D109]=&quot;no&quot;)+([.D102]=&quot;no&quot;)+([.D95]=&quot;no&quot;)+([.D88]=&quot;no&quot;)+([.D81]=&quot;no&quot;)+([.D74]=&quot;no&quot;)+([.D67]=&quot;no&quot;)+([.D60]=&quot;no&quot;)+([.D53]=&quot;no&quot;)+([.D46]=&quot;no&quot;)+([.D39]=&quot;no&quot;)+([.D32]=&quot;no&quot;)+([.D25]=&quot;no&quot;)+([.D18]=&quot;no&quot;)+([.D11]=&quot;no&quot;)+([.D4]=&quot;no&quot;)" office:value-type="float" office:value="4" calcext:value-type="float">
            <text:p>4</text:p>
          </table:table-cell>
          <table:table-cell table:formula="of:=([.E151]=&quot;no&quot;)+([.E144]=&quot;no&quot;)+([.E137]=&quot;no&quot;)+([.E130]=&quot;no&quot;)+([.E123]=&quot;no&quot;)+([.E116]=&quot;no&quot;)+([.E109]=&quot;no&quot;)+([.E102]=&quot;no&quot;)+([.E95]=&quot;no&quot;)+([.E88]=&quot;no&quot;)+([.E81]=&quot;no&quot;)+([.E74]=&quot;no&quot;)+([.E67]=&quot;no&quot;)+([.E60]=&quot;no&quot;)+([.E53]=&quot;no&quot;)+([.E46]=&quot;no&quot;)+([.E39]=&quot;no&quot;)+([.E32]=&quot;no&quot;)+([.E25]=&quot;no&quot;)+([.E18]=&quot;no&quot;)+([.E11]=&quot;no&quot;)+([.E4]=&quot;no&quot;)" office:value-type="float" office:value="5" calcext:value-type="float">
            <text:p>5</text:p>
          </table:table-cell>
          <table:table-cell table:style-name="ce12" table:formula="of:=([.F151]=&quot;no&quot;)+([.F144]=&quot;no&quot;)+([.F137]=&quot;no&quot;)+([.F130]=&quot;no&quot;)+([.F123]=&quot;no&quot;)+([.F116]=&quot;no&quot;)+([.F109]=&quot;no&quot;)+([.F102]=&quot;no&quot;)+([.F95]=&quot;no&quot;)+([.F88]=&quot;no&quot;)+([.F81]=&quot;no&quot;)+([.F74]=&quot;no&quot;)+([.F67]=&quot;no&quot;)+([.F60]=&quot;no&quot;)+([.F53]=&quot;no&quot;)+([.F46]=&quot;no&quot;)+([.F39]=&quot;no&quot;)+([.F32]=&quot;no&quot;)+([.F25]=&quot;no&quot;)+([.F18]=&quot;no&quot;)+([.F11]=&quot;no&quot;)+([.F4]=&quot;no&quot;)" office:value-type="float" office:value="5" calcext:value-type="float">
            <text:p>5</text:p>
          </table:table-cell>
          <table:table-cell table:formula="of:=([.G151]=&quot;no&quot;)+([.G144]=&quot;no&quot;)+([.G137]=&quot;no&quot;)+([.G130]=&quot;no&quot;)+([.G123]=&quot;no&quot;)+([.G116]=&quot;no&quot;)+([.G109]=&quot;no&quot;)+([.G102]=&quot;no&quot;)+([.G95]=&quot;no&quot;)+([.G88]=&quot;no&quot;)+([.G81]=&quot;no&quot;)+([.G74]=&quot;no&quot;)+([.G67]=&quot;no&quot;)+([.G60]=&quot;no&quot;)+([.G53]=&quot;no&quot;)+([.G46]=&quot;no&quot;)+([.G39]=&quot;no&quot;)+([.G32]=&quot;no&quot;)+([.G25]=&quot;no&quot;)+([.G18]=&quot;no&quot;)+([.G11]=&quot;no&quot;)+([.G4]=&quot;no&quot;)" office:value-type="float" office:value="6" calcext:value-type="float">
            <text:p>6</text:p>
          </table:table-cell>
          <table:table-cell table:formula="of:=([.H151]=&quot;no&quot;)+([.H144]=&quot;no&quot;)+([.H137]=&quot;no&quot;)+([.H130]=&quot;no&quot;)+([.H123]=&quot;no&quot;)+([.H116]=&quot;no&quot;)+([.H109]=&quot;no&quot;)+([.H102]=&quot;no&quot;)+([.H95]=&quot;no&quot;)+([.H88]=&quot;no&quot;)+([.H81]=&quot;no&quot;)+([.H74]=&quot;no&quot;)+([.H67]=&quot;no&quot;)+([.H60]=&quot;no&quot;)+([.H53]=&quot;no&quot;)+([.H46]=&quot;no&quot;)+([.H39]=&quot;no&quot;)+([.H32]=&quot;no&quot;)+([.H25]=&quot;no&quot;)+([.H18]=&quot;no&quot;)+([.H11]=&quot;no&quot;)+([.H4]=&quot;no&quot;)" office:value-type="float" office:value="5" calcext:value-type="float">
            <text:p>5</text:p>
          </table:table-cell>
          <table:table-cell table:formula="of:=([.I151]=&quot;no&quot;)+([.I144]=&quot;no&quot;)+([.I137]=&quot;no&quot;)+([.I130]=&quot;no&quot;)+([.I123]=&quot;no&quot;)+([.I116]=&quot;no&quot;)+([.I109]=&quot;no&quot;)+([.I102]=&quot;no&quot;)+([.I95]=&quot;no&quot;)+([.I88]=&quot;no&quot;)+([.I81]=&quot;no&quot;)+([.I74]=&quot;no&quot;)+([.I67]=&quot;no&quot;)+([.I60]=&quot;no&quot;)+([.I53]=&quot;no&quot;)+([.I46]=&quot;no&quot;)+([.I39]=&quot;no&quot;)+([.I32]=&quot;no&quot;)+([.I25]=&quot;no&quot;)+([.I18]=&quot;no&quot;)+([.I11]=&quot;no&quot;)+([.I4]=&quot;no&quot;)" office:value-type="float" office:value="4" calcext:value-type="float">
            <text:p>4</text:p>
          </table:table-cell>
          <table:table-cell table:formula="of:=([.J151]=&quot;no&quot;)+([.J144]=&quot;no&quot;)+([.J137]=&quot;no&quot;)+([.J130]=&quot;no&quot;)+([.J123]=&quot;no&quot;)+([.J116]=&quot;no&quot;)+([.J109]=&quot;no&quot;)+([.J102]=&quot;no&quot;)+([.J95]=&quot;no&quot;)+([.J88]=&quot;no&quot;)+([.J81]=&quot;no&quot;)+([.J74]=&quot;no&quot;)+([.J67]=&quot;no&quot;)+([.J60]=&quot;no&quot;)+([.J53]=&quot;no&quot;)+([.J46]=&quot;no&quot;)+([.J39]=&quot;no&quot;)+([.J32]=&quot;no&quot;)+([.J25]=&quot;no&quot;)+([.J18]=&quot;no&quot;)+([.J11]=&quot;no&quot;)+([.J4]=&quot;no&quot;)" office:value-type="float" office:value="6" calcext:value-type="float">
            <text:p>6</text:p>
          </table:table-cell>
          <table:table-cell table:formula="of:=([.K151]=&quot;no&quot;)+([.K144]=&quot;no&quot;)+([.K137]=&quot;no&quot;)+([.K130]=&quot;no&quot;)+([.K123]=&quot;no&quot;)+([.K116]=&quot;no&quot;)+([.K109]=&quot;no&quot;)+([.K102]=&quot;no&quot;)+([.K95]=&quot;no&quot;)+([.K88]=&quot;no&quot;)+([.K81]=&quot;no&quot;)+([.K74]=&quot;no&quot;)+([.K67]=&quot;no&quot;)+([.K60]=&quot;no&quot;)+([.K53]=&quot;no&quot;)+([.K46]=&quot;no&quot;)+([.K39]=&quot;no&quot;)+([.K32]=&quot;no&quot;)+([.K25]=&quot;no&quot;)+([.K18]=&quot;no&quot;)+([.K11]=&quot;no&quot;)+([.K4]=&quot;no&quot;)" office:value-type="float" office:value="5" calcext:value-type="float">
            <text:p>5</text:p>
          </table:table-cell>
          <table:table-cell table:formula="of:=([.L151]=&quot;no&quot;)+([.L144]=&quot;no&quot;)+([.L137]=&quot;no&quot;)+([.L130]=&quot;no&quot;)+([.L123]=&quot;no&quot;)+([.L116]=&quot;no&quot;)+([.L109]=&quot;no&quot;)+([.L102]=&quot;no&quot;)+([.L95]=&quot;no&quot;)+([.L88]=&quot;no&quot;)+([.L81]=&quot;no&quot;)+([.L74]=&quot;no&quot;)+([.L67]=&quot;no&quot;)+([.L60]=&quot;no&quot;)+([.L53]=&quot;no&quot;)+([.L46]=&quot;no&quot;)+([.L39]=&quot;no&quot;)+([.L32]=&quot;no&quot;)+([.L25]=&quot;no&quot;)+([.L18]=&quot;no&quot;)+([.L11]=&quot;no&quot;)+([.L4]=&quot;no&quot;)" office:value-type="float" office:value="0" calcext:value-type="float">
            <text:p>0</text:p>
          </table:table-cell>
          <table:table-cell table:formula="of:=([.M151]=&quot;no&quot;)+([.M144]=&quot;no&quot;)+([.M137]=&quot;no&quot;)+([.M130]=&quot;no&quot;)+([.M123]=&quot;no&quot;)+([.M116]=&quot;no&quot;)+([.M109]=&quot;no&quot;)+([.M102]=&quot;no&quot;)+([.M95]=&quot;no&quot;)+([.M88]=&quot;no&quot;)+([.M81]=&quot;no&quot;)+([.M74]=&quot;no&quot;)+([.M67]=&quot;no&quot;)+([.M60]=&quot;no&quot;)+([.M53]=&quot;no&quot;)+([.M46]=&quot;no&quot;)+([.M39]=&quot;no&quot;)+([.M32]=&quot;no&quot;)+([.M25]=&quot;no&quot;)+([.M18]=&quot;no&quot;)+([.M11]=&quot;no&quot;)+([.M4]=&quot;no&quot;)" office:value-type="float" office:value="0" calcext:value-type="float">
            <text:p>0</text:p>
          </table:table-cell>
          <table:table-cell table:style-name="ce17" table:formula="of:=SUM([.B166:.M166])" office:value-type="float" office:value="46" calcext:value-type="float">
            <text:p>46</text:p>
          </table:table-cell>
        </table:table-row>
        <table:table-row table:style-name="ro1">
          <table:table-cell table:style-name="ce17" office:value-type="string" calcext:value-type="string">
            <text:p>count no 3</text:p>
          </table:table-cell>
          <table:table-cell table:formula="of:=([.B152]=&quot;no&quot;)+([.B145]=&quot;no&quot;)+([.B138]=&quot;no&quot;)+([.B131]=&quot;no&quot;)+([.B124]=&quot;no&quot;)+([.B117]=&quot;no&quot;)+([.B110]=&quot;no&quot;)+([.B103]=&quot;no&quot;)+([.B96]=&quot;no&quot;)+([.B89]=&quot;no&quot;)+([.B82]=&quot;no&quot;)+([.B75]=&quot;no&quot;)+([.B68]=&quot;no&quot;)+([.B61]=&quot;no&quot;)+([.B54]=&quot;no&quot;)+([.B47]=&quot;no&quot;)+([.B40]=&quot;no&quot;)+([.B33]=&quot;no&quot;)+([.B26]=&quot;no&quot;)+([.B19]=&quot;no&quot;)+([.B12]=&quot;no&quot;)+([.B5]=&quot;no&quot;)" office:value-type="float" office:value="2" calcext:value-type="float">
            <text:p>2</text:p>
          </table:table-cell>
          <table:table-cell table:formula="of:=([.C152]=&quot;no&quot;)+([.C145]=&quot;no&quot;)+([.C138]=&quot;no&quot;)+([.C131]=&quot;no&quot;)+([.C124]=&quot;no&quot;)+([.C117]=&quot;no&quot;)+([.C110]=&quot;no&quot;)+([.C103]=&quot;no&quot;)+([.C96]=&quot;no&quot;)+([.C89]=&quot;no&quot;)+([.C82]=&quot;no&quot;)+([.C75]=&quot;no&quot;)+([.C68]=&quot;no&quot;)+([.C61]=&quot;no&quot;)+([.C54]=&quot;no&quot;)+([.C47]=&quot;no&quot;)+([.C40]=&quot;no&quot;)+([.C33]=&quot;no&quot;)+([.C26]=&quot;no&quot;)+([.C19]=&quot;no&quot;)+([.C12]=&quot;no&quot;)+([.C5]=&quot;no&quot;)" office:value-type="float" office:value="4" calcext:value-type="float">
            <text:p>4</text:p>
          </table:table-cell>
          <table:table-cell table:formula="of:=([.D152]=&quot;no&quot;)+([.D145]=&quot;no&quot;)+([.D138]=&quot;no&quot;)+([.D131]=&quot;no&quot;)+([.D124]=&quot;no&quot;)+([.D117]=&quot;no&quot;)+([.D110]=&quot;no&quot;)+([.D103]=&quot;no&quot;)+([.D96]=&quot;no&quot;)+([.D89]=&quot;no&quot;)+([.D82]=&quot;no&quot;)+([.D75]=&quot;no&quot;)+([.D68]=&quot;no&quot;)+([.D61]=&quot;no&quot;)+([.D54]=&quot;no&quot;)+([.D47]=&quot;no&quot;)+([.D40]=&quot;no&quot;)+([.D33]=&quot;no&quot;)+([.D26]=&quot;no&quot;)+([.D19]=&quot;no&quot;)+([.D12]=&quot;no&quot;)+([.D5]=&quot;no&quot;)" office:value-type="float" office:value="1" calcext:value-type="float">
            <text:p>1</text:p>
          </table:table-cell>
          <table:table-cell table:formula="of:=([.E152]=&quot;no&quot;)+([.E145]=&quot;no&quot;)+([.E138]=&quot;no&quot;)+([.E131]=&quot;no&quot;)+([.E124]=&quot;no&quot;)+([.E117]=&quot;no&quot;)+([.E110]=&quot;no&quot;)+([.E103]=&quot;no&quot;)+([.E96]=&quot;no&quot;)+([.E89]=&quot;no&quot;)+([.E82]=&quot;no&quot;)+([.E75]=&quot;no&quot;)+([.E68]=&quot;no&quot;)+([.E61]=&quot;no&quot;)+([.E54]=&quot;no&quot;)+([.E47]=&quot;no&quot;)+([.E40]=&quot;no&quot;)+([.E33]=&quot;no&quot;)+([.E26]=&quot;no&quot;)+([.E19]=&quot;no&quot;)+([.E12]=&quot;no&quot;)+([.E5]=&quot;no&quot;)" office:value-type="float" office:value="4" calcext:value-type="float">
            <text:p>4</text:p>
          </table:table-cell>
          <table:table-cell table:formula="of:=([.F152]=&quot;no&quot;)+([.F145]=&quot;no&quot;)+([.F138]=&quot;no&quot;)+([.F131]=&quot;no&quot;)+([.F124]=&quot;no&quot;)+([.F117]=&quot;no&quot;)+([.F110]=&quot;no&quot;)+([.F103]=&quot;no&quot;)+([.F96]=&quot;no&quot;)+([.F89]=&quot;no&quot;)+([.F82]=&quot;no&quot;)+([.F75]=&quot;no&quot;)+([.F68]=&quot;no&quot;)+([.F61]=&quot;no&quot;)+([.F54]=&quot;no&quot;)+([.F47]=&quot;no&quot;)+([.F40]=&quot;no&quot;)+([.F33]=&quot;no&quot;)+([.F26]=&quot;no&quot;)+([.F19]=&quot;no&quot;)+([.F12]=&quot;no&quot;)+([.F5]=&quot;no&quot;)" office:value-type="float" office:value="5" calcext:value-type="float">
            <text:p>5</text:p>
          </table:table-cell>
          <table:table-cell table:formula="of:=([.G152]=&quot;no&quot;)+([.G145]=&quot;no&quot;)+([.G138]=&quot;no&quot;)+([.G131]=&quot;no&quot;)+([.G124]=&quot;no&quot;)+([.G117]=&quot;no&quot;)+([.G110]=&quot;no&quot;)+([.G103]=&quot;no&quot;)+([.G96]=&quot;no&quot;)+([.G89]=&quot;no&quot;)+([.G82]=&quot;no&quot;)+([.G75]=&quot;no&quot;)+([.G68]=&quot;no&quot;)+([.G61]=&quot;no&quot;)+([.G54]=&quot;no&quot;)+([.G47]=&quot;no&quot;)+([.G40]=&quot;no&quot;)+([.G33]=&quot;no&quot;)+([.G26]=&quot;no&quot;)+([.G19]=&quot;no&quot;)+([.G12]=&quot;no&quot;)+([.G5]=&quot;no&quot;)" office:value-type="float" office:value="7" calcext:value-type="float">
            <text:p>7</text:p>
          </table:table-cell>
          <table:table-cell table:formula="of:=([.H152]=&quot;no&quot;)+([.H145]=&quot;no&quot;)+([.H138]=&quot;no&quot;)+([.H131]=&quot;no&quot;)+([.H124]=&quot;no&quot;)+([.H117]=&quot;no&quot;)+([.H110]=&quot;no&quot;)+([.H103]=&quot;no&quot;)+([.H96]=&quot;no&quot;)+([.H89]=&quot;no&quot;)+([.H82]=&quot;no&quot;)+([.H75]=&quot;no&quot;)+([.H68]=&quot;no&quot;)+([.H61]=&quot;no&quot;)+([.H54]=&quot;no&quot;)+([.H47]=&quot;no&quot;)+([.H40]=&quot;no&quot;)+([.H33]=&quot;no&quot;)+([.H26]=&quot;no&quot;)+([.H19]=&quot;no&quot;)+([.H12]=&quot;no&quot;)+([.H5]=&quot;no&quot;)" office:value-type="float" office:value="2" calcext:value-type="float">
            <text:p>2</text:p>
          </table:table-cell>
          <table:table-cell table:formula="of:=([.I152]=&quot;no&quot;)+([.I145]=&quot;no&quot;)+([.I138]=&quot;no&quot;)+([.I131]=&quot;no&quot;)+([.I124]=&quot;no&quot;)+([.I117]=&quot;no&quot;)+([.I110]=&quot;no&quot;)+([.I103]=&quot;no&quot;)+([.I96]=&quot;no&quot;)+([.I89]=&quot;no&quot;)+([.I82]=&quot;no&quot;)+([.I75]=&quot;no&quot;)+([.I68]=&quot;no&quot;)+([.I61]=&quot;no&quot;)+([.I54]=&quot;no&quot;)+([.I47]=&quot;no&quot;)+([.I40]=&quot;no&quot;)+([.I33]=&quot;no&quot;)+([.I26]=&quot;no&quot;)+([.I19]=&quot;no&quot;)+([.I12]=&quot;no&quot;)+([.I5]=&quot;no&quot;)" office:value-type="float" office:value="5" calcext:value-type="float">
            <text:p>5</text:p>
          </table:table-cell>
          <table:table-cell table:formula="of:=([.J152]=&quot;no&quot;)+([.J145]=&quot;no&quot;)+([.J138]=&quot;no&quot;)+([.J131]=&quot;no&quot;)+([.J124]=&quot;no&quot;)+([.J117]=&quot;no&quot;)+([.J110]=&quot;no&quot;)+([.J103]=&quot;no&quot;)+([.J96]=&quot;no&quot;)+([.J89]=&quot;no&quot;)+([.J82]=&quot;no&quot;)+([.J75]=&quot;no&quot;)+([.J68]=&quot;no&quot;)+([.J61]=&quot;no&quot;)+([.J54]=&quot;no&quot;)+([.J47]=&quot;no&quot;)+([.J40]=&quot;no&quot;)+([.J33]=&quot;no&quot;)+([.J26]=&quot;no&quot;)+([.J19]=&quot;no&quot;)+([.J12]=&quot;no&quot;)+([.J5]=&quot;no&quot;)" office:value-type="float" office:value="6" calcext:value-type="float">
            <text:p>6</text:p>
          </table:table-cell>
          <table:table-cell table:formula="of:=([.K152]=&quot;no&quot;)+([.K145]=&quot;no&quot;)+([.K138]=&quot;no&quot;)+([.K131]=&quot;no&quot;)+([.K124]=&quot;no&quot;)+([.K117]=&quot;no&quot;)+([.K110]=&quot;no&quot;)+([.K103]=&quot;no&quot;)+([.K96]=&quot;no&quot;)+([.K89]=&quot;no&quot;)+([.K82]=&quot;no&quot;)+([.K75]=&quot;no&quot;)+([.K68]=&quot;no&quot;)+([.K61]=&quot;no&quot;)+([.K54]=&quot;no&quot;)+([.K47]=&quot;no&quot;)+([.K40]=&quot;no&quot;)+([.K33]=&quot;no&quot;)+([.K26]=&quot;no&quot;)+([.K19]=&quot;no&quot;)+([.K12]=&quot;no&quot;)+([.K5]=&quot;no&quot;)" office:value-type="float" office:value="4" calcext:value-type="float">
            <text:p>4</text:p>
          </table:table-cell>
          <table:table-cell table:formula="of:=([.L152]=&quot;no&quot;)+([.L145]=&quot;no&quot;)+([.L138]=&quot;no&quot;)+([.L131]=&quot;no&quot;)+([.L124]=&quot;no&quot;)+([.L117]=&quot;no&quot;)+([.L110]=&quot;no&quot;)+([.L103]=&quot;no&quot;)+([.L96]=&quot;no&quot;)+([.L89]=&quot;no&quot;)+([.L82]=&quot;no&quot;)+([.L75]=&quot;no&quot;)+([.L68]=&quot;no&quot;)+([.L61]=&quot;no&quot;)+([.L54]=&quot;no&quot;)+([.L47]=&quot;no&quot;)+([.L40]=&quot;no&quot;)+([.L33]=&quot;no&quot;)+([.L26]=&quot;no&quot;)+([.L19]=&quot;no&quot;)+([.L12]=&quot;no&quot;)+([.L5]=&quot;no&quot;)" office:value-type="float" office:value="0" calcext:value-type="float">
            <text:p>0</text:p>
          </table:table-cell>
          <table:table-cell table:formula="of:=([.M152]=&quot;no&quot;)+([.M145]=&quot;no&quot;)+([.M138]=&quot;no&quot;)+([.M131]=&quot;no&quot;)+([.M124]=&quot;no&quot;)+([.M117]=&quot;no&quot;)+([.M110]=&quot;no&quot;)+([.M103]=&quot;no&quot;)+([.M96]=&quot;no&quot;)+([.M89]=&quot;no&quot;)+([.M82]=&quot;no&quot;)+([.M75]=&quot;no&quot;)+([.M68]=&quot;no&quot;)+([.M61]=&quot;no&quot;)+([.M54]=&quot;no&quot;)+([.M47]=&quot;no&quot;)+([.M40]=&quot;no&quot;)+([.M33]=&quot;no&quot;)+([.M26]=&quot;no&quot;)+([.M19]=&quot;no&quot;)+([.M12]=&quot;no&quot;)+([.M5]=&quot;no&quot;)" office:value-type="float" office:value="0" calcext:value-type="float">
            <text:p>0</text:p>
          </table:table-cell>
          <table:table-cell table:style-name="ce17" table:formula="of:=SUM([.B167:.M167])" office:value-type="float" office:value="40" calcext:value-type="float">
            <text:p>40</text:p>
          </table:table-cell>
        </table:table-row>
        <table:table-row table:style-name="ro1">
          <table:table-cell table:style-name="ce17" office:value-type="string" calcext:value-type="string">
            <text:p>count no 4</text:p>
          </table:table-cell>
          <table:table-cell table:formula="of:=([.B153]=&quot;no&quot;)+([.B146]=&quot;no&quot;)+([.B139]=&quot;no&quot;)+([.B132]=&quot;no&quot;)+([.B125]=&quot;no&quot;)+([.B118]=&quot;no&quot;)+([.B111]=&quot;no&quot;)+([.B104]=&quot;no&quot;)+([.B97]=&quot;no&quot;)+([.B90]=&quot;no&quot;)+([.B83]=&quot;no&quot;)+([.B76]=&quot;no&quot;)+([.B69]=&quot;no&quot;)+([.B62]=&quot;no&quot;)+([.B55]=&quot;no&quot;)+([.B48]=&quot;no&quot;)+([.B41]=&quot;no&quot;)+([.B34]=&quot;no&quot;)+([.B27]=&quot;no&quot;)+([.B20]=&quot;no&quot;)+([.B13]=&quot;no&quot;)+([.B6]=&quot;no&quot;)" office:value-type="float" office:value="1" calcext:value-type="float">
            <text:p>1</text:p>
          </table:table-cell>
          <table:table-cell table:formula="of:=([.C153]=&quot;no&quot;)+([.C146]=&quot;no&quot;)+([.C139]=&quot;no&quot;)+([.C132]=&quot;no&quot;)+([.C125]=&quot;no&quot;)+([.C118]=&quot;no&quot;)+([.C111]=&quot;no&quot;)+([.C104]=&quot;no&quot;)+([.C97]=&quot;no&quot;)+([.C90]=&quot;no&quot;)+([.C83]=&quot;no&quot;)+([.C76]=&quot;no&quot;)+([.C69]=&quot;no&quot;)+([.C62]=&quot;no&quot;)+([.C55]=&quot;no&quot;)+([.C48]=&quot;no&quot;)+([.C41]=&quot;no&quot;)+([.C34]=&quot;no&quot;)+([.C27]=&quot;no&quot;)+([.C20]=&quot;no&quot;)+([.C13]=&quot;no&quot;)+([.C6]=&quot;no&quot;)" office:value-type="float" office:value="0" calcext:value-type="float">
            <text:p>0</text:p>
          </table:table-cell>
          <table:table-cell table:formula="of:=([.D153]=&quot;no&quot;)+([.D146]=&quot;no&quot;)+([.D139]=&quot;no&quot;)+([.D132]=&quot;no&quot;)+([.D125]=&quot;no&quot;)+([.D118]=&quot;no&quot;)+([.D111]=&quot;no&quot;)+([.D104]=&quot;no&quot;)+([.D97]=&quot;no&quot;)+([.D90]=&quot;no&quot;)+([.D83]=&quot;no&quot;)+([.D76]=&quot;no&quot;)+([.D69]=&quot;no&quot;)+([.D62]=&quot;no&quot;)+([.D55]=&quot;no&quot;)+([.D48]=&quot;no&quot;)+([.D41]=&quot;no&quot;)+([.D34]=&quot;no&quot;)+([.D27]=&quot;no&quot;)+([.D20]=&quot;no&quot;)+([.D13]=&quot;no&quot;)+([.D6]=&quot;no&quot;)" office:value-type="float" office:value="5" calcext:value-type="float">
            <text:p>5</text:p>
          </table:table-cell>
          <table:table-cell table:formula="of:=([.E153]=&quot;no&quot;)+([.E146]=&quot;no&quot;)+([.E139]=&quot;no&quot;)+([.E132]=&quot;no&quot;)+([.E125]=&quot;no&quot;)+([.E118]=&quot;no&quot;)+([.E111]=&quot;no&quot;)+([.E104]=&quot;no&quot;)+([.E97]=&quot;no&quot;)+([.E90]=&quot;no&quot;)+([.E83]=&quot;no&quot;)+([.E76]=&quot;no&quot;)+([.E69]=&quot;no&quot;)+([.E62]=&quot;no&quot;)+([.E55]=&quot;no&quot;)+([.E48]=&quot;no&quot;)+([.E41]=&quot;no&quot;)+([.E34]=&quot;no&quot;)+([.E27]=&quot;no&quot;)+([.E20]=&quot;no&quot;)+([.E13]=&quot;no&quot;)+([.E6]=&quot;no&quot;)" office:value-type="float" office:value="1" calcext:value-type="float">
            <text:p>1</text:p>
          </table:table-cell>
          <table:table-cell table:formula="of:=([.F153]=&quot;no&quot;)+([.F146]=&quot;no&quot;)+([.F139]=&quot;no&quot;)+([.F132]=&quot;no&quot;)+([.F125]=&quot;no&quot;)+([.F118]=&quot;no&quot;)+([.F111]=&quot;no&quot;)+([.F104]=&quot;no&quot;)+([.F97]=&quot;no&quot;)+([.F90]=&quot;no&quot;)+([.F83]=&quot;no&quot;)+([.F76]=&quot;no&quot;)+([.F69]=&quot;no&quot;)+([.F62]=&quot;no&quot;)+([.F55]=&quot;no&quot;)+([.F48]=&quot;no&quot;)+([.F41]=&quot;no&quot;)+([.F34]=&quot;no&quot;)+([.F27]=&quot;no&quot;)+([.F20]=&quot;no&quot;)+([.F13]=&quot;no&quot;)+([.F6]=&quot;no&quot;)" office:value-type="float" office:value="5" calcext:value-type="float">
            <text:p>5</text:p>
          </table:table-cell>
          <table:table-cell table:formula="of:=([.G153]=&quot;no&quot;)+([.G146]=&quot;no&quot;)+([.G139]=&quot;no&quot;)+([.G132]=&quot;no&quot;)+([.G125]=&quot;no&quot;)+([.G118]=&quot;no&quot;)+([.G111]=&quot;no&quot;)+([.G104]=&quot;no&quot;)+([.G97]=&quot;no&quot;)+([.G90]=&quot;no&quot;)+([.G83]=&quot;no&quot;)+([.G76]=&quot;no&quot;)+([.G69]=&quot;no&quot;)+([.G62]=&quot;no&quot;)+([.G55]=&quot;no&quot;)+([.G48]=&quot;no&quot;)+([.G41]=&quot;no&quot;)+([.G34]=&quot;no&quot;)+([.G27]=&quot;no&quot;)+([.G20]=&quot;no&quot;)+([.G13]=&quot;no&quot;)+([.G6]=&quot;no&quot;)" office:value-type="float" office:value="5" calcext:value-type="float">
            <text:p>5</text:p>
          </table:table-cell>
          <table:table-cell table:formula="of:=([.H153]=&quot;no&quot;)+([.H146]=&quot;no&quot;)+([.H139]=&quot;no&quot;)+([.H132]=&quot;no&quot;)+([.H125]=&quot;no&quot;)+([.H118]=&quot;no&quot;)+([.H111]=&quot;no&quot;)+([.H104]=&quot;no&quot;)+([.H97]=&quot;no&quot;)+([.H90]=&quot;no&quot;)+([.H83]=&quot;no&quot;)+([.H76]=&quot;no&quot;)+([.H69]=&quot;no&quot;)+([.H62]=&quot;no&quot;)+([.H55]=&quot;no&quot;)+([.H48]=&quot;no&quot;)+([.H41]=&quot;no&quot;)+([.H34]=&quot;no&quot;)+([.H27]=&quot;no&quot;)+([.H20]=&quot;no&quot;)+([.H13]=&quot;no&quot;)+([.H6]=&quot;no&quot;)" office:value-type="float" office:value="3" calcext:value-type="float">
            <text:p>3</text:p>
          </table:table-cell>
          <table:table-cell table:formula="of:=([.I153]=&quot;no&quot;)+([.I146]=&quot;no&quot;)+([.I139]=&quot;no&quot;)+([.I132]=&quot;no&quot;)+([.I125]=&quot;no&quot;)+([.I118]=&quot;no&quot;)+([.I111]=&quot;no&quot;)+([.I104]=&quot;no&quot;)+([.I97]=&quot;no&quot;)+([.I90]=&quot;no&quot;)+([.I83]=&quot;no&quot;)+([.I76]=&quot;no&quot;)+([.I69]=&quot;no&quot;)+([.I62]=&quot;no&quot;)+([.I55]=&quot;no&quot;)+([.I48]=&quot;no&quot;)+([.I41]=&quot;no&quot;)+([.I34]=&quot;no&quot;)+([.I27]=&quot;no&quot;)+([.I20]=&quot;no&quot;)+([.I13]=&quot;no&quot;)+([.I6]=&quot;no&quot;)" office:value-type="float" office:value="2" calcext:value-type="float">
            <text:p>2</text:p>
          </table:table-cell>
          <table:table-cell table:formula="of:=([.J153]=&quot;no&quot;)+([.J146]=&quot;no&quot;)+([.J139]=&quot;no&quot;)+([.J132]=&quot;no&quot;)+([.J125]=&quot;no&quot;)+([.J118]=&quot;no&quot;)+([.J111]=&quot;no&quot;)+([.J104]=&quot;no&quot;)+([.J97]=&quot;no&quot;)+([.J90]=&quot;no&quot;)+([.J83]=&quot;no&quot;)+([.J76]=&quot;no&quot;)+([.J69]=&quot;no&quot;)+([.J62]=&quot;no&quot;)+([.J55]=&quot;no&quot;)+([.J48]=&quot;no&quot;)+([.J41]=&quot;no&quot;)+([.J34]=&quot;no&quot;)+([.J27]=&quot;no&quot;)+([.J20]=&quot;no&quot;)+([.J13]=&quot;no&quot;)+([.J6]=&quot;no&quot;)" office:value-type="float" office:value="5" calcext:value-type="float">
            <text:p>5</text:p>
          </table:table-cell>
          <table:table-cell table:formula="of:=([.K153]=&quot;no&quot;)+([.K146]=&quot;no&quot;)+([.K139]=&quot;no&quot;)+([.K132]=&quot;no&quot;)+([.K125]=&quot;no&quot;)+([.K118]=&quot;no&quot;)+([.K111]=&quot;no&quot;)+([.K104]=&quot;no&quot;)+([.K97]=&quot;no&quot;)+([.K90]=&quot;no&quot;)+([.K83]=&quot;no&quot;)+([.K76]=&quot;no&quot;)+([.K69]=&quot;no&quot;)+([.K62]=&quot;no&quot;)+([.K55]=&quot;no&quot;)+([.K48]=&quot;no&quot;)+([.K41]=&quot;no&quot;)+([.K34]=&quot;no&quot;)+([.K27]=&quot;no&quot;)+([.K20]=&quot;no&quot;)+([.K13]=&quot;no&quot;)+([.K6]=&quot;no&quot;)" office:value-type="float" office:value="5" calcext:value-type="float">
            <text:p>5</text:p>
          </table:table-cell>
          <table:table-cell table:formula="of:=([.L153]=&quot;no&quot;)+([.L146]=&quot;no&quot;)+([.L139]=&quot;no&quot;)+([.L132]=&quot;no&quot;)+([.L125]=&quot;no&quot;)+([.L118]=&quot;no&quot;)+([.L111]=&quot;no&quot;)+([.L104]=&quot;no&quot;)+([.L97]=&quot;no&quot;)+([.L90]=&quot;no&quot;)+([.L83]=&quot;no&quot;)+([.L76]=&quot;no&quot;)+([.L69]=&quot;no&quot;)+([.L62]=&quot;no&quot;)+([.L55]=&quot;no&quot;)+([.L48]=&quot;no&quot;)+([.L41]=&quot;no&quot;)+([.L34]=&quot;no&quot;)+([.L27]=&quot;no&quot;)+([.L20]=&quot;no&quot;)+([.L13]=&quot;no&quot;)+([.L6]=&quot;no&quot;)" office:value-type="float" office:value="0" calcext:value-type="float">
            <text:p>0</text:p>
          </table:table-cell>
          <table:table-cell table:formula="of:=([.M153]=&quot;no&quot;)+([.M146]=&quot;no&quot;)+([.M139]=&quot;no&quot;)+([.M132]=&quot;no&quot;)+([.M125]=&quot;no&quot;)+([.M118]=&quot;no&quot;)+([.M111]=&quot;no&quot;)+([.M104]=&quot;no&quot;)+([.M97]=&quot;no&quot;)+([.M90]=&quot;no&quot;)+([.M83]=&quot;no&quot;)+([.M76]=&quot;no&quot;)+([.M69]=&quot;no&quot;)+([.M62]=&quot;no&quot;)+([.M55]=&quot;no&quot;)+([.M48]=&quot;no&quot;)+([.M41]=&quot;no&quot;)+([.M34]=&quot;no&quot;)+([.M27]=&quot;no&quot;)+([.M20]=&quot;no&quot;)+([.M13]=&quot;no&quot;)+([.M6]=&quot;no&quot;)" office:value-type="float" office:value="0" calcext:value-type="float">
            <text:p>0</text:p>
          </table:table-cell>
          <table:table-cell table:style-name="ce17" table:formula="of:=SUM([.B168:.M168])" office:value-type="float" office:value="32" calcext:value-type="float">
            <text:p>32</text:p>
          </table:table-cell>
        </table:table-row>
        <table:table-row table:style-name="ro1">
          <table:table-cell table:style-name="ce16" office:value-type="string" calcext:value-type="string">
            <text:p>count no 5</text:p>
          </table:table-cell>
          <table:table-cell table:style-name="ce8" table:formula="of:=([.B154]=&quot;no&quot;)+([.B147]=&quot;no&quot;)+([.B140]=&quot;no&quot;)+([.B133]=&quot;no&quot;)+([.B126]=&quot;no&quot;)+([.B119]=&quot;no&quot;)+([.B112]=&quot;no&quot;)+([.B105]=&quot;no&quot;)+([.B98]=&quot;no&quot;)+([.B91]=&quot;no&quot;)+([.B84]=&quot;no&quot;)+([.B77]=&quot;no&quot;)+([.B70]=&quot;no&quot;)+([.B63]=&quot;no&quot;)+([.B56]=&quot;no&quot;)+([.B49]=&quot;no&quot;)+([.B42]=&quot;no&quot;)+([.B35]=&quot;no&quot;)+([.B28]=&quot;no&quot;)+([.B21]=&quot;no&quot;)+([.B14]=&quot;no&quot;)+([.B7]=&quot;no&quot;)" office:value-type="float" office:value="2" calcext:value-type="float">
            <text:p>2</text:p>
          </table:table-cell>
          <table:table-cell table:style-name="ce8" table:formula="of:=([.C154]=&quot;no&quot;)+([.C147]=&quot;no&quot;)+([.C140]=&quot;no&quot;)+([.C133]=&quot;no&quot;)+([.C126]=&quot;no&quot;)+([.C119]=&quot;no&quot;)+([.C112]=&quot;no&quot;)+([.C105]=&quot;no&quot;)+([.C98]=&quot;no&quot;)+([.C91]=&quot;no&quot;)+([.C84]=&quot;no&quot;)+([.C77]=&quot;no&quot;)+([.C70]=&quot;no&quot;)+([.C63]=&quot;no&quot;)+([.C56]=&quot;no&quot;)+([.C49]=&quot;no&quot;)+([.C42]=&quot;no&quot;)+([.C35]=&quot;no&quot;)+([.C28]=&quot;no&quot;)+([.C21]=&quot;no&quot;)+([.C14]=&quot;no&quot;)+([.C7]=&quot;no&quot;)" office:value-type="float" office:value="1" calcext:value-type="float">
            <text:p>1</text:p>
          </table:table-cell>
          <table:table-cell table:style-name="ce8" table:formula="of:=([.D154]=&quot;no&quot;)+([.D147]=&quot;no&quot;)+([.D140]=&quot;no&quot;)+([.D133]=&quot;no&quot;)+([.D126]=&quot;no&quot;)+([.D119]=&quot;no&quot;)+([.D112]=&quot;no&quot;)+([.D105]=&quot;no&quot;)+([.D98]=&quot;no&quot;)+([.D91]=&quot;no&quot;)+([.D84]=&quot;no&quot;)+([.D77]=&quot;no&quot;)+([.D70]=&quot;no&quot;)+([.D63]=&quot;no&quot;)+([.D56]=&quot;no&quot;)+([.D49]=&quot;no&quot;)+([.D42]=&quot;no&quot;)+([.D35]=&quot;no&quot;)+([.D28]=&quot;no&quot;)+([.D21]=&quot;no&quot;)+([.D14]=&quot;no&quot;)+([.D7]=&quot;no&quot;)" office:value-type="float" office:value="1" calcext:value-type="float">
            <text:p>1</text:p>
          </table:table-cell>
          <table:table-cell table:style-name="ce8" table:formula="of:=([.E154]=&quot;no&quot;)+([.E147]=&quot;no&quot;)+([.E140]=&quot;no&quot;)+([.E133]=&quot;no&quot;)+([.E126]=&quot;no&quot;)+([.E119]=&quot;no&quot;)+([.E112]=&quot;no&quot;)+([.E105]=&quot;no&quot;)+([.E98]=&quot;no&quot;)+([.E91]=&quot;no&quot;)+([.E84]=&quot;no&quot;)+([.E77]=&quot;no&quot;)+([.E70]=&quot;no&quot;)+([.E63]=&quot;no&quot;)+([.E56]=&quot;no&quot;)+([.E49]=&quot;no&quot;)+([.E42]=&quot;no&quot;)+([.E35]=&quot;no&quot;)+([.E28]=&quot;no&quot;)+([.E21]=&quot;no&quot;)+([.E14]=&quot;no&quot;)+([.E7]=&quot;no&quot;)" office:value-type="float" office:value="3" calcext:value-type="float">
            <text:p>3</text:p>
          </table:table-cell>
          <table:table-cell table:style-name="ce8" table:formula="of:=([.F154]=&quot;no&quot;)+([.F147]=&quot;no&quot;)+([.F140]=&quot;no&quot;)+([.F133]=&quot;no&quot;)+([.F126]=&quot;no&quot;)+([.F119]=&quot;no&quot;)+([.F112]=&quot;no&quot;)+([.F105]=&quot;no&quot;)+([.F98]=&quot;no&quot;)+([.F91]=&quot;no&quot;)+([.F84]=&quot;no&quot;)+([.F77]=&quot;no&quot;)+([.F70]=&quot;no&quot;)+([.F63]=&quot;no&quot;)+([.F56]=&quot;no&quot;)+([.F49]=&quot;no&quot;)+([.F42]=&quot;no&quot;)+([.F35]=&quot;no&quot;)+([.F28]=&quot;no&quot;)+([.F21]=&quot;no&quot;)+([.F14]=&quot;no&quot;)+([.F7]=&quot;no&quot;)" office:value-type="float" office:value="2" calcext:value-type="float">
            <text:p>2</text:p>
          </table:table-cell>
          <table:table-cell table:style-name="ce8" table:formula="of:=([.G154]=&quot;no&quot;)+([.G147]=&quot;no&quot;)+([.G140]=&quot;no&quot;)+([.G133]=&quot;no&quot;)+([.G126]=&quot;no&quot;)+([.G119]=&quot;no&quot;)+([.G112]=&quot;no&quot;)+([.G105]=&quot;no&quot;)+([.G98]=&quot;no&quot;)+([.G91]=&quot;no&quot;)+([.G84]=&quot;no&quot;)+([.G77]=&quot;no&quot;)+([.G70]=&quot;no&quot;)+([.G63]=&quot;no&quot;)+([.G56]=&quot;no&quot;)+([.G49]=&quot;no&quot;)+([.G42]=&quot;no&quot;)+([.G35]=&quot;no&quot;)+([.G28]=&quot;no&quot;)+([.G21]=&quot;no&quot;)+([.G14]=&quot;no&quot;)+([.G7]=&quot;no&quot;)" office:value-type="float" office:value="5" calcext:value-type="float">
            <text:p>5</text:p>
          </table:table-cell>
          <table:table-cell table:style-name="ce8" table:formula="of:=([.H154]=&quot;no&quot;)+([.H147]=&quot;no&quot;)+([.H140]=&quot;no&quot;)+([.H133]=&quot;no&quot;)+([.H126]=&quot;no&quot;)+([.H119]=&quot;no&quot;)+([.H112]=&quot;no&quot;)+([.H105]=&quot;no&quot;)+([.H98]=&quot;no&quot;)+([.H91]=&quot;no&quot;)+([.H84]=&quot;no&quot;)+([.H77]=&quot;no&quot;)+([.H70]=&quot;no&quot;)+([.H63]=&quot;no&quot;)+([.H56]=&quot;no&quot;)+([.H49]=&quot;no&quot;)+([.H42]=&quot;no&quot;)+([.H35]=&quot;no&quot;)+([.H28]=&quot;no&quot;)+([.H21]=&quot;no&quot;)+([.H14]=&quot;no&quot;)+([.H7]=&quot;no&quot;)" office:value-type="float" office:value="3" calcext:value-type="float">
            <text:p>3</text:p>
          </table:table-cell>
          <table:table-cell table:style-name="ce8" table:formula="of:=([.I154]=&quot;no&quot;)+([.I147]=&quot;no&quot;)+([.I140]=&quot;no&quot;)+([.I133]=&quot;no&quot;)+([.I126]=&quot;no&quot;)+([.I119]=&quot;no&quot;)+([.I112]=&quot;no&quot;)+([.I105]=&quot;no&quot;)+([.I98]=&quot;no&quot;)+([.I91]=&quot;no&quot;)+([.I84]=&quot;no&quot;)+([.I77]=&quot;no&quot;)+([.I70]=&quot;no&quot;)+([.I63]=&quot;no&quot;)+([.I56]=&quot;no&quot;)+([.I49]=&quot;no&quot;)+([.I42]=&quot;no&quot;)+([.I35]=&quot;no&quot;)+([.I28]=&quot;no&quot;)+([.I21]=&quot;no&quot;)+([.I14]=&quot;no&quot;)+([.I7]=&quot;no&quot;)" office:value-type="float" office:value="2" calcext:value-type="float">
            <text:p>2</text:p>
          </table:table-cell>
          <table:table-cell table:style-name="ce8" table:formula="of:=([.J154]=&quot;no&quot;)+([.J147]=&quot;no&quot;)+([.J140]=&quot;no&quot;)+([.J133]=&quot;no&quot;)+([.J126]=&quot;no&quot;)+([.J119]=&quot;no&quot;)+([.J112]=&quot;no&quot;)+([.J105]=&quot;no&quot;)+([.J98]=&quot;no&quot;)+([.J91]=&quot;no&quot;)+([.J84]=&quot;no&quot;)+([.J77]=&quot;no&quot;)+([.J70]=&quot;no&quot;)+([.J63]=&quot;no&quot;)+([.J56]=&quot;no&quot;)+([.J49]=&quot;no&quot;)+([.J42]=&quot;no&quot;)+([.J35]=&quot;no&quot;)+([.J28]=&quot;no&quot;)+([.J21]=&quot;no&quot;)+([.J14]=&quot;no&quot;)+([.J7]=&quot;no&quot;)" office:value-type="float" office:value="3" calcext:value-type="float">
            <text:p>3</text:p>
          </table:table-cell>
          <table:table-cell table:style-name="ce8" table:formula="of:=([.K154]=&quot;no&quot;)+([.K147]=&quot;no&quot;)+([.K140]=&quot;no&quot;)+([.K133]=&quot;no&quot;)+([.K126]=&quot;no&quot;)+([.K119]=&quot;no&quot;)+([.K112]=&quot;no&quot;)+([.K105]=&quot;no&quot;)+([.K98]=&quot;no&quot;)+([.K91]=&quot;no&quot;)+([.K84]=&quot;no&quot;)+([.K77]=&quot;no&quot;)+([.K70]=&quot;no&quot;)+([.K63]=&quot;no&quot;)+([.K56]=&quot;no&quot;)+([.K49]=&quot;no&quot;)+([.K42]=&quot;no&quot;)+([.K35]=&quot;no&quot;)+([.K28]=&quot;no&quot;)+([.K21]=&quot;no&quot;)+([.K14]=&quot;no&quot;)+([.K7]=&quot;no&quot;)" office:value-type="float" office:value="5" calcext:value-type="float">
            <text:p>5</text:p>
          </table:table-cell>
          <table:table-cell table:style-name="ce8" table:formula="of:=([.L154]=&quot;no&quot;)+([.L147]=&quot;no&quot;)+([.L140]=&quot;no&quot;)+([.L133]=&quot;no&quot;)+([.L126]=&quot;no&quot;)+([.L119]=&quot;no&quot;)+([.L112]=&quot;no&quot;)+([.L105]=&quot;no&quot;)+([.L98]=&quot;no&quot;)+([.L91]=&quot;no&quot;)+([.L84]=&quot;no&quot;)+([.L77]=&quot;no&quot;)+([.L70]=&quot;no&quot;)+([.L63]=&quot;no&quot;)+([.L56]=&quot;no&quot;)+([.L49]=&quot;no&quot;)+([.L42]=&quot;no&quot;)+([.L35]=&quot;no&quot;)+([.L28]=&quot;no&quot;)+([.L21]=&quot;no&quot;)+([.L14]=&quot;no&quot;)+([.L7]=&quot;no&quot;)" office:value-type="float" office:value="0" calcext:value-type="float">
            <text:p>0</text:p>
          </table:table-cell>
          <table:table-cell table:style-name="ce8" table:formula="of:=([.M154]=&quot;no&quot;)+([.M147]=&quot;no&quot;)+([.M140]=&quot;no&quot;)+([.M133]=&quot;no&quot;)+([.M126]=&quot;no&quot;)+([.M119]=&quot;no&quot;)+([.M112]=&quot;no&quot;)+([.M105]=&quot;no&quot;)+([.M98]=&quot;no&quot;)+([.M91]=&quot;no&quot;)+([.M84]=&quot;no&quot;)+([.M77]=&quot;no&quot;)+([.M70]=&quot;no&quot;)+([.M63]=&quot;no&quot;)+([.M56]=&quot;no&quot;)+([.M49]=&quot;no&quot;)+([.M42]=&quot;no&quot;)+([.M35]=&quot;no&quot;)+([.M28]=&quot;no&quot;)+([.M21]=&quot;no&quot;)+([.M14]=&quot;no&quot;)+([.M7]=&quot;no&quot;)" office:value-type="float" office:value="0" calcext:value-type="float">
            <text:p>0</text:p>
          </table:table-cell>
          <table:table-cell table:style-name="ce16" table:formula="of:=SUM([.B169:.M169])"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heck </text:p>
          </table:table-cell>
          <table:table-cell table:formula="of:=SUM([.B159:.B169])" office:value-type="float" office:value="110" calcext:value-type="float">
            <text:p>110</text:p>
          </table:table-cell>
          <table:table-cell table:formula="of:=SUM([.C159:.C169])" office:value-type="float" office:value="110" calcext:value-type="float">
            <text:p>110</text:p>
          </table:table-cell>
          <table:table-cell table:formula="of:=SUM([.D159:.D169])" office:value-type="float" office:value="110" calcext:value-type="float">
            <text:p>110</text:p>
          </table:table-cell>
          <table:table-cell table:formula="of:=SUM([.E159:.E169])" office:value-type="float" office:value="110" calcext:value-type="float">
            <text:p>110</text:p>
          </table:table-cell>
          <table:table-cell table:formula="of:=SUM([.F159:.F169])" office:value-type="float" office:value="110" calcext:value-type="float">
            <text:p>110</text:p>
          </table:table-cell>
          <table:table-cell table:formula="of:=SUM([.G159:.G169])" office:value-type="float" office:value="110" calcext:value-type="float">
            <text:p>110</text:p>
          </table:table-cell>
          <table:table-cell table:formula="of:=SUM([.H159:.H169])" office:value-type="float" office:value="110" calcext:value-type="float">
            <text:p>110</text:p>
          </table:table-cell>
          <table:table-cell table:formula="of:=SUM([.I159:.I169])" office:value-type="float" office:value="110" calcext:value-type="float">
            <text:p>110</text:p>
          </table:table-cell>
          <table:table-cell table:formula="of:=SUM([.J159:.J169])" office:value-type="float" office:value="110" calcext:value-type="float">
            <text:p>110</text:p>
          </table:table-cell>
          <table:table-cell table:formula="of:=SUM([.K159:.K169])" office:value-type="float" office:value="110" calcext:value-type="float">
            <text:p>110</text:p>
          </table:table-cell>
          <table:table-cell table:formula="of:=SUM([.L159:.L169])" office:value-type="float" office:value="0" calcext:value-type="float">
            <text:p>0</text:p>
          </table:table-cell>
          <table:table-cell table:formula="of:=SUM([.M159:.M169])" office:value-type="float" office:value="0" calcext:value-type="float">
            <text:p>0</text:p>
          </table:table-cell>
          <table:table-cell table:formula="of:=SUM([.N159:.N169])" office:value-type="float" office:value="1100" calcext:value-type="float">
            <text:p>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09:59:35.42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24:20.809000000</meta:creation-date>
    <meta:editing-duration>PT10H51M38S</meta:editing-duration>
    <meta:editing-cycles>7</meta:editing-cycles>
    <meta:generator>LibreOffice/7.1.3.2$Windows_X86_64 LibreOffice_project/47f78053abe362b9384784d31a6e56f8511eb1c1</meta:generator>
    <dc:date>2022-04-30T23:31:29.352000000</dc:date>
    <meta:document-statistic meta:table-count="1" meta:cell-count="1791" meta:object-count="0"/>
  </office:meta>
</office:document-meta>
</file>